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Table1" style:family="table">
      <style:table-properties style:width="5.644cm" fo:margin-left="11.964cm" fo:margin-right="-0.019cm" table:align="margins"/>
    </style:style>
    <style:style style:name="Table1.A" style:family="table-column">
      <style:table-column-properties style:column-width="5.644cm" style:rel-column-width="65535*"/>
    </style:style>
    <style:style style:name="Table1.1" style:family="table-row">
      <style:table-row-properties style:min-row-height="0.9cm"/>
    </style:style>
    <style:style style:name="Table1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justify" style:justify-single-word="false"/>
      <style:text-properties fo:color="#000000" style:font-name="Times New Roman" fo:font-size="12pt" fo:language="fr" fo:country="CA" fo:font-weight="normal" style:font-name-asian="Consolas" style:font-size-asian="12pt" style:font-weight-asian="normal" style:font-name-complex="Consolas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color="#000000" style:font-name="Times New Roman" fo:font-size="12pt" fo:language="fr" fo:country="CA" style:text-underline-style="solid" style:text-underline-width="auto" style:text-underline-color="font-color" fo:font-weight="bold" style:font-name-asian="Consolas" style:font-size-asian="12pt" style:font-weight-asian="bold" style:font-name-complex="Consolas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style:font-name="Times New Roman" fo:font-size="12pt" fo:language="fr" fo:country="CA" style:text-underline-style="solid" style:text-underline-width="auto" style:text-underline-color="font-color" fo:font-weight="normal" style:font-name-asian="Consolas" style:font-size-asian="12pt" style:font-weight-asian="normal" style:font-name-complex="Consolas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style:font-name="Consolas" fo:font-size="10pt" fo:language="fr" fo:country="CA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Consolas" fo:font-size="10pt" fo:language="fr" fo:country="CA" style:text-underline-style="none" fo:font-weight="normal" fo:background-color="#ffff00" style:font-name-asian="Consolas" style:font-size-asian="10pt" style:font-weight-asian="normal" style:font-name-complex="Consolas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Consolas" fo:font-size="10pt" fo:language="fr" fo:country="CA" fo:background-color="#ffffff" style:font-name-asian="Consolas" style:font-size-asian="10pt" style:font-name-complex="Consolas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font-name="Consolas" fo:font-size="10pt" fo:language="fr" fo:country="CA" fo:font-weight="bold" fo:background-color="transparent" style:font-name-asian="Consolas" style:font-size-asian="10pt" style:font-weight-asian="bold" style:font-name-complex="Consolas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c0" style:font-name="Consolas" fo:font-size="10pt" fo:language="fr" fo:country="CA" fo:font-weight="normal" fo:background-color="#ffff00" style:font-name-asian="Consolas" style:font-size-asian="10pt" style:font-weight-asian="normal" style:font-name-complex="Consolas" style:font-size-complex="10pt" style:font-weight-complex="normal"/>
    </style:style>
    <style:style style:name="P9" style:family="paragraph" style:parent-style-name="Standard">
      <style:text-properties fo:language="fr" fo:country="CA"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fr" fo:country="CA" fo:font-weight="normal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language="fr" fo:country="CA" fo:font-weight="normal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language="fr" fo:country="CA"/>
    </style:style>
    <style:style style:name="P13" style:family="paragraph" style:parent-style-name="Standard">
      <style:paragraph-properties fo:text-align="justify" style:justify-single-word="false"/>
      <style:text-properties fo:language="fr" fo:country="CA" fo:font-style="normal" style:text-underline-style="solid" style:text-underline-width="auto" style:text-underline-color="font-color" style:font-style-asian="normal" style:font-style-complex="normal"/>
    </style:style>
    <style:style style:name="P14" style:family="paragraph" style:parent-style-name="Standard">
      <style:paragraph-properties fo:text-align="center" style:justify-single-word="false"/>
      <style:text-properties fo:language="fr" fo:country="CA" style:text-underline-style="solid" style:text-underline-width="auto" style:text-underline-color="font-color" fo:font-weight="normal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onsolas" fo:font-size="10pt" fo:language="fr" fo:country="CA" style:font-name-asian="Consolas" style:font-size-asian="10pt" style:font-name-complex="Consolas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Consolas" fo:font-size="10pt" fo:language="fr" fo:country="CA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17" style:family="paragraph" style:parent-style-name="Standard">
      <style:paragraph-properties fo:text-align="end" style:justify-single-word="false"/>
      <style:text-properties fo:font-size="12pt" fo:language="fr" fo:country="CA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20pt" fo:language="fr" fo:country="CA" fo:font-weight="normal" style:font-size-asian="20pt" style:font-weight-asian="normal" style:font-size-complex="20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fo:language="fr" fo:country="CA" style:text-underline-style="solid" style:text-underline-width="auto" style:text-underline-color="font-color" fo:font-weight="normal" style:font-name-asian="Consolas" style:font-size-asian="12pt" style:font-weight-asian="normal" style:font-name-complex="Consolas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20pt" fo:language="fr" fo:country="CA" style:font-size-asian="20pt" style:font-size-complex="20pt"/>
    </style:style>
    <style:style style:name="P21" style:family="paragraph" style:parent-style-name="Standard">
      <style:paragraph-properties fo:text-align="justify" style:justify-single-word="false"/>
      <style:text-properties fo:color="#7f0055" style:font-name="Consolas" fo:font-size="10pt" fo:language="fr" fo:country="CA" style:text-underline-style="solid" style:text-underline-width="auto" style:text-underline-color="font-color" fo:font-weight="bold" style:font-name-asian="Consolas" style:font-size-asian="10pt" style:font-weight-asian="bold" style:font-name-complex="Consolas" style:font-size-complex="10pt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7f0055" style:font-name="Consolas" fo:font-size="10pt" fo:language="fr" fo:country="CA" fo:font-weight="bold" fo:background-color="#ffffff" style:font-name-asian="Consolas" style:font-size-asian="10pt" style:font-weight-asian="bold" style:font-name-complex="Consolas" style:font-size-complex="10pt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language="fr" fo:country="CA" style:font-name-asian="Consolas" style:font-size-asian="10pt" style:font-name-complex="Consolas" style:font-size-complex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language="fr" fo:country="CA" fo:font-style="normal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language="fr" fo:country="CA" fo:background-color="#ffff00" style:font-name-asian="Consolas" style:font-size-asian="10pt" style:font-name-complex="Consolas" style:font-size-complex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language="fr" fo:country="CA" fo:background-color="transparent" style:font-name-asian="Consolas" style:font-size-asian="10pt" style:font-name-complex="Consolas" style:font-size-complex="1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language="fr" fo:country="CA" style:text-underline-style="none" fo:background-color="transparent" style:font-name-asian="Consolas" style:font-size-asian="10pt" style:font-name-complex="Consolas" style:font-size-complex="10pt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Consolas" fo:font-size="10pt" fo:language="fr" fo:country="CA" style:text-underline-style="none" fo:background-color="transparent" style:font-name-asian="Consolas" style:font-size-asian="10pt" style:font-name-complex="Consolas" style:font-size-complex="1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language="fr" fo:country="CA" style:text-underline-style="none" fo:font-weight="normal" fo:background-color="transparent" style:font-name-asian="Consolas" style:font-size-asian="10pt" style:font-weight-asian="normal" style:font-name-complex="Consolas" style:font-size-complex="10pt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language="fr" fo:country="CA" style:text-underline-style="none" fo:background-color="#ffff00" style:font-name-asian="Consolas" style:font-size-asian="10pt" style:font-name-complex="Consolas" style:font-size-complex="10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background-color="#ffff00" style:font-name-asian="Consolas" style:font-size-asian="10pt" style:font-name-complex="Consolas" style:font-size-complex="10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background-color="transparent" style:font-name-asian="Consolas" style:font-size-asian="10pt" style:font-name-complex="Consolas" style:font-size-complex="10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fo:language="fr" fo:country="CA" style:text-underline-style="solid" style:text-underline-width="auto" style:text-underline-color="font-color" fo:font-weight="bold" fo:background-color="transparent" style:font-name-asian="Consolas" style:font-size-asian="12pt" style:font-weight-asian="bold" style:font-name-complex="Consolas" style:font-size-complex="12pt" style:font-weight-complex="bold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fo:language="fr" fo:country="CA" style:text-underline-style="solid" style:text-underline-width="auto" style:text-underline-color="font-color" fo:font-weight="bold" style:font-name-asian="Consolas" style:font-size-asian="12pt" style:font-weight-asian="bold" style:font-name-complex="Consolas" style:font-size-complex="12pt" style:font-weight-complex="bold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fo:language="fr" fo:country="CA" style:text-underline-style="solid" style:text-underline-width="auto" style:text-underline-color="font-color" fo:background-color="transparent" style:font-name-asian="Consolas" style:font-size-asian="12pt" style:font-name-complex="Consolas" style:font-size-complex="12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fo:language="fr" fo:country="CA" style:text-underline-style="none" fo:background-color="transparent" style:font-name-asian="Consolas" style:font-size-asian="12pt" style:font-name-complex="Consolas" style:font-size-complex="12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fo:language="fr" fo:country="CA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fo:language="fr" fo:country="CA" style:text-underline-style="none" fo:font-weight="normal" fo:background-color="transparent" style:font-name-asian="Consolas" style:font-size-asian="12pt" style:font-weight-asian="normal" style:font-name-complex="Consolas" style:font-size-complex="12pt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fo:language="fr" fo:country="CA" style:text-underline-style="none" fo:font-weight="bold" fo:background-color="transparent" style:font-name-asian="Consolas" style:font-size-asian="12pt" style:font-weight-asian="bold" style:font-name-complex="Consolas" style:font-size-complex="12pt" style:font-weight-complex="bold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fo:language="fr" fo:country="CA" style:font-name-asian="Consolas" style:font-size-asian="12pt" style:font-name-complex="Consolas" style:font-size-complex="12pt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fo:language="fr" fo:country="CA" fo:font-style="normal" fo:font-weight="normal" style:font-name-asian="Consolas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fo:language="fr" fo:country="CA" fo:font-style="normal" style:text-underline-style="none" fo:font-weight="bold" fo:background-color="transparent" style:font-name-asian="Consolas" style:font-size-asian="12pt" style:font-style-asian="normal" style:font-weight-asian="bold" style:font-name-complex="Consolas" style:font-size-complex="12pt" style:font-style-complex="normal" style:font-weight-complex="bold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fo:language="fr" fo:country="CA" fo:font-style="normal" style:text-underline-style="none" fo:font-weight="normal" fo:background-color="transparent" style:font-name-asian="Consolas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fo:language="fr" fo:country="CA" style:font-name-asian="Consolas" style:font-size-asian="10pt" style:font-name-complex="Consolas" style:font-size-complex="10pt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fo:language="fr" fo:country="CA" fo:background-color="#ffff00" style:font-name-asian="Consolas" style:font-size-asian="10pt" style:font-name-complex="Consolas" style:font-size-complex="10pt"/>
    </style:style>
    <style:style style:name="P47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Consolas" fo:font-size="10pt" fo:language="fr" fo:country="CA" fo:background-color="#ffff00" style:font-name-asian="Consolas" style:font-size-asian="10pt" style:font-name-complex="Consolas" style:font-size-complex="10pt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fo:language="fr" fo:country="CA" style:text-underline-style="none" style:font-name-asian="Consolas" style:font-size-asian="10pt" style:font-name-complex="Consolas" style:font-size-complex="10pt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fo:language="fr" fo:country="CA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fo:language="fr" fo:country="CA" style:text-underline-style="none" fo:background-color="transparent" style:font-name-asian="Consolas" style:font-size-asian="10pt" style:font-name-complex="Consolas" style:font-size-complex="10pt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fo:language="fr" fo:country="CA" fo:background-color="transparent" style:font-name-asian="Consolas" style:font-size-asian="10pt" style:font-name-complex="Consolas" style:font-size-complex="10pt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53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Times New Roman" fo:font-size="12pt" fo:language="fr" fo:country="CA" style:font-name-asian="Consolas" style:font-size-asian="12pt" style:font-name-complex="Consolas" style:font-size-complex="12pt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Times New Roman" fo:font-size="12pt" fo:language="fr" fo:country="CA" style:text-underline-style="solid" style:text-underline-width="auto" style:text-underline-color="font-color" fo:font-weight="bold" style:font-name-asian="Consolas" style:font-size-asian="12pt" style:font-weight-asian="bold" style:font-name-complex="Consolas" style:font-size-complex="12pt" style:font-weight-complex="bold"/>
    </style:style>
    <style:style style:name="P56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font-name="Times New Roman" fo:font-size="12pt" fo:language="fr" fo:country="CA" style:text-underline-style="solid" style:text-underline-width="auto" style:text-underline-color="font-color" fo:background-color="transparent" style:font-name-asian="Consolas" style:font-size-asian="12pt" style:font-name-complex="Consolas" style:font-size-complex="12pt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Times New Roman" fo:font-size="12pt" fo:language="fr" fo:country="CA" style:text-underline-style="solid" style:text-underline-width="auto" style:text-underline-color="font-color" fo:background-color="transparent" style:font-name-asian="Consolas" style:font-size-asian="12pt" style:font-name-complex="Consolas" style:font-size-complex="12pt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Times New Roman" fo:font-size="12pt" fo:language="fr" fo:country="CA" style:text-underline-style="none" fo:background-color="transparent" style:font-name-asian="Consolas" style:font-size-asian="12pt" style:font-name-complex="Consolas" style:font-size-complex="12pt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Times New Roman" fo:font-size="12pt" fo:language="fr" fo:country="CA" style:text-underline-style="none" fo:background-color="transparent" style:font-name-asian="Consolas" style:font-size-asian="12pt" style:font-name-complex="Consolas" style:font-size-complex="12pt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style:font-name="Consolas" fo:font-size="10pt" fo:language="fr" fo:country="CA" fo:background-color="#ffff00" style:font-name-asian="Consolas" style:font-size-asian="10pt" style:font-name-complex="Consolas" style:font-size-complex="10pt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fo:color="#000000" style:font-name="Consolas" fo:font-size="10pt" fo:language="fr" fo:country="CA" fo:background-color="transparent" style:font-name-asian="Consolas" style:font-size-asian="10pt" style:font-name-complex="Consolas" style:font-size-complex="10pt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fo:color="#000000" style:font-name="Consolas" fo:font-size="10pt" fo:language="fr" fo:country="CA" style:font-name-asian="Consolas" style:font-size-asian="10pt" style:font-name-complex="Consolas" style:font-size-complex="10pt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fo:color="#000000" style:font-name="Times New Roman" fo:font-size="12pt" fo:language="fr" fo:country="CA" style:text-underline-style="none" fo:background-color="transparent" style:font-name-asian="Consolas" style:font-size-asian="12pt" style:font-name-complex="Consolas" style:font-size-complex="12pt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fo:language="fr" fo:country="CA" fo:background-color="#ffff00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 fo:background-color="#ffffff" style:text-autospace="none">
        <style:background-image/>
      </style:paragraph-properties>
      <style:text-properties fo:color="#000000" style:font-name="Consolas" fo:font-size="10pt" fo:language="fr" fo:country="CA" fo:background-color="#ffff00" style:font-name-asian="Consolas" style:font-size-asian="10pt" style:font-name-complex="Consolas" style:font-size-complex="10pt"/>
    </style:style>
    <style:style style:name="P67" style:family="paragraph" style:parent-style-name="Standard">
      <style:paragraph-properties fo:margin-left="0cm" fo:margin-right="0cm" fo:text-align="justify" style:justify-single-word="false" fo:text-indent="0cm" style:auto-text-indent="false" fo:background-color="#ffffff" style:text-autospace="none">
        <style:background-image/>
      </style:paragraph-properties>
      <style:text-properties fo:color="#000000" style:font-name="Times New Roman" fo:font-size="12pt" fo:language="fr" fo:country="CA" style:text-underline-style="none" fo:font-weight="normal" fo:background-color="transparent" style:font-name-asian="Consolas" style:font-size-asian="12pt" style:font-weight-asian="normal" style:font-name-complex="Consolas" style:font-size-complex="12pt" style:font-weight-complex="normal"/>
    </style:style>
    <style:style style:name="P68" style:family="paragraph" style:parent-style-name="Standard">
      <style:paragraph-properties fo:margin-left="0cm" fo:margin-right="0cm" fo:text-align="justify" style:justify-single-word="false" fo:text-indent="0cm" style:auto-text-indent="false" fo:background-color="#ffffff" style:text-autospace="none">
        <style:background-image/>
      </style:paragraph-properties>
      <style:text-properties fo:color="#000000" style:font-name="Times New Roman" fo:font-size="12pt" fo:language="fr" fo:country="CA" style:text-underline-style="solid" style:text-underline-width="auto" style:text-underline-color="font-color" fo:font-weight="bold" fo:background-color="transparent" style:font-name-asian="Consolas" style:font-size-asian="12pt" style:font-weight-asian="bold" style:font-name-complex="Consolas" style:font-size-complex="12pt" style:font-weight-complex="bold"/>
    </style:style>
    <style:style style:name="P69" style:family="paragraph" style:parent-style-name="Standard">
      <style:paragraph-properties fo:margin-left="0cm" fo:margin-right="0cm" fo:text-align="center" style:justify-single-word="false" fo:text-indent="0cm" style:auto-text-indent="false" fo:background-color="#ffffff" style:text-autospace="none">
        <style:background-image/>
      </style:paragraph-properties>
      <style:text-properties style:font-name="Times New Roman" fo:font-size="12pt" fo:language="fr" fo:country="CA" style:text-underline-style="solid" style:text-underline-width="auto" style:text-underline-color="font-color" fo:background-color="transparent" style:font-name-asian="Consolas" style:font-size-asian="12pt" style:font-name-complex="Consolas" style:font-size-complex="12pt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 fo:background-color="#ffffff" style:text-autospace="none">
        <style:background-image/>
      </style:paragraph-properties>
      <style:text-properties style:font-name="Times New Roman" fo:font-size="12pt" fo:language="fr" fo:country="CA" style:text-underline-style="solid" style:text-underline-width="auto" style:text-underline-color="font-color" fo:background-color="transparent" style:font-name-asian="Consolas" style:font-size-asian="12pt" style:font-name-complex="Consolas" style:font-size-complex="12pt"/>
    </style:style>
    <style:style style:name="P71" style:family="paragraph" style:parent-style-name="Standard">
      <style:paragraph-properties fo:margin-left="0cm" fo:margin-right="0cm" fo:text-align="justify" style:justify-single-word="false" fo:text-indent="0cm" style:auto-text-indent="false" fo:background-color="#ffffff" style:text-autospace="none">
        <style:background-image/>
      </style:paragraph-properties>
      <style:text-properties style:font-name="Times New Roman" fo:font-size="12pt" fo:language="fr" fo:country="CA" style:text-underline-style="solid" style:text-underline-width="auto" style:text-underline-color="font-color" style:font-name-asian="Consolas" style:font-size-asian="12pt" style:font-name-complex="Consolas" style:font-size-complex="12pt"/>
    </style:style>
    <style:style style:name="P72" style:family="paragraph" style:parent-style-name="Standard">
      <style:paragraph-properties fo:margin-left="0cm" fo:margin-right="0cm" fo:text-align="justify" style:justify-single-word="false" fo:text-indent="0cm" style:auto-text-indent="false" fo:background-color="#ffffff" style:text-autospace="none">
        <style:background-image/>
      </style:paragraph-properties>
      <style:text-properties style:font-name="Times New Roman" fo:font-size="12pt" fo:language="fr" fo:country="CA" style:font-name-asian="Consolas" style:font-size-asian="12pt" style:font-name-complex="Consolas" style:font-size-complex="12pt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 fo:background-color="#ffffff" style:text-autospace="none">
        <style:background-image/>
      </style:paragraph-properties>
      <style:text-properties style:font-name="Consolas" fo:font-size="10pt" fo:language="fr" fo:country="CA" fo:background-color="#ffff00" style:font-name-asian="Consolas" style:font-size-asian="10pt" style:font-name-complex="Consolas" style:font-size-complex="10pt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 fo:background-color="#ffffff" style:text-autospace="none">
        <style:background-image/>
      </style:paragraph-properties>
      <style:text-properties style:font-name="Consolas" fo:font-size="10pt" fo:language="fr" fo:country="CA" style:font-name-asian="Consolas" style:font-size-asian="10pt" style:font-name-complex="Consolas" style:font-size-complex="10pt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 fo:background-color="#ffffff" style:text-autospace="none">
        <style:background-image/>
      </style:paragraph-properties>
      <style:text-properties style:font-name="Consolas" fo:font-size="10pt" fo:language="fr" fo:country="CA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76" style:family="paragraph" style:parent-style-name="Standard">
      <style:paragraph-properties fo:margin-left="0cm" fo:margin-right="0cm" fo:text-align="justify" style:justify-single-word="false" fo:text-indent="0cm" style:auto-text-indent="false" fo:background-color="#ffffff" style:text-autospace="none">
        <style:background-image/>
      </style:paragraph-properties>
      <style:text-properties style:font-name="Consolas" fo:font-size="10pt" fo:language="fr" fo:country="CA" style:text-underline-style="none" style:font-name-asian="Consolas" style:font-size-asian="10pt" style:font-name-complex="Consolas" style:font-size-complex="10pt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 fo:background-color="#ffffff" style:text-autospace="none">
        <style:background-image/>
      </style:paragraph-properties>
      <style:text-properties style:font-name="Consolas" fo:font-size="10pt" style:font-name-asian="Consolas" style:font-size-asian="10pt" style:font-name-complex="Consolas" style:font-size-complex="10pt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 fo:background-color="#ffffff" style:text-autospace="none">
        <style:background-image/>
      </style:paragraph-properties>
      <style:text-properties fo:color="#7f0055" style:font-name="Consolas" fo:font-size="10pt" fo:language="fr" fo:country="CA" fo:font-weight="bold" fo:background-color="#ffffff" style:font-name-asian="Consolas" style:font-size-asian="10pt" style:font-weight-asian="bold" style:font-name-complex="Consolas" style:font-size-complex="10pt" style:font-weight-complex="bold"/>
    </style:style>
    <style:style style:name="P79" style:family="paragraph" style:parent-style-name="Standard" style:master-page-name="First_20_Page">
      <style:paragraph-properties fo:text-align="center" style:justify-single-word="false" style:page-number="auto"/>
      <style:text-properties fo:font-size="20pt" fo:language="fr" fo:country="CA" fo:font-weight="normal" style:font-size-asian="20pt" style:font-weight-asian="normal" style:font-size-complex="20pt" style:font-weight-complex="normal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language="fr" fo:country="CA" fo:background-color="#ffff00" style:font-name-asian="Consolas" style:font-size-asian="10pt" style:font-name-complex="Consolas" style:font-size-complex="10pt"/>
    </style:style>
    <style:style style:name="P81" style:family="paragraph" style:parent-style-name="Standard">
      <style:paragraph-properties fo:text-align="justify" style:justify-single-word="false"/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T1" style:family="text">
      <style:text-properties fo:language="en" fo:country="C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/>
    </style:style>
    <style:style style:name="T5" style:family="text">
      <style:text-properties fo:color="#000000"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T6" style:family="text">
      <style:text-properties fo:color="#000000" style:font-name="Consolas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8" style:family="text">
      <style:text-properties fo:color="#000000" style:font-name="Consolas" fo:font-size="10pt" fo:background-color="transparent" style:font-name-asian="Consolas" style:font-size-asian="10pt" style:font-name-complex="Consolas" style:font-size-complex="10pt"/>
    </style:style>
    <style:style style:name="T9" style:family="text">
      <style:text-properties fo:color="#000000" style:font-name="Consolas" fo:font-size="10pt" style:text-underline-style="none" fo:background-color="transparent" style:font-size-asian="10pt" style:font-size-complex="10pt"/>
    </style:style>
    <style:style style:name="T10" style:family="text">
      <style:text-properties fo:color="#000000" style:font-name="Consolas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T11" style:family="text">
      <style:text-properties fo:color="#000000" style:font-name="Consolas" fo:font-size="10pt" style:text-underline-style="none" fo:font-weight="normal" fo:background-color="transparent" style:font-name-asian="Consolas" style:font-size-asian="10pt" style:font-weight-asian="normal" style:font-name-complex="Consolas" style:font-size-complex="10pt" style:font-weight-complex="normal"/>
    </style:style>
    <style:style style:name="T12" style:family="text"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13" style:family="text">
      <style:text-properties fo:color="#000000" style:font-name="Consolas" fo:font-size="10pt" style:text-underline-style="none" style:font-size-asian="10pt" style:font-size-complex="10pt"/>
    </style:style>
    <style:style style:name="T14" style:family="text">
      <style:text-properties fo:color="#000000" style:font-name="Consolas" fo:font-size="10pt" fo:font-style="normal" style:text-underline-style="none" fo:font-weight="normal" fo:background-color="transparent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15" style:family="text">
      <style:text-properties fo:color="#000000" style:font-name="Consolas" fo:font-size="10pt" fo:background-color="#ffff00" style:font-name-asian="Consolas" style:font-size-asian="10pt" style:font-name-complex="Consolas" style:font-size-complex="10pt"/>
    </style:style>
    <style:style style:name="T16" style:family="text">
      <style:text-properties fo:color="#000000" style:font-name="Consolas" fo:font-size="10pt" style:font-size-asian="10pt" style:font-size-complex="10pt"/>
    </style:style>
    <style:style style:name="T17" style:family="text">
      <style:text-properties fo:color="#000000" style:font-name="Consolas" fo:font-size="10pt" fo:language="fr" fo:country="CA" fo:font-style="normal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18" style:family="text">
      <style:text-properties fo:color="#000000" style:font-name="Consolas" fo:font-size="10pt" fo:language="fr" fo:country="CA" fo:font-style="normal" style:text-underline-style="none" fo:font-weight="normal" fo:background-color="transparent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19" style:family="text">
      <style:text-properties fo:color="#000000" style:font-name="Consolas" fo:background-color="#ffff00" style:font-name-asian="Consolas" style:font-name-complex="Consolas"/>
    </style:style>
    <style:style style:name="T20" style:family="text">
      <style:text-properties fo:color="#000000" style:font-name="Consolas" style:font-name-asian="Consolas" style:font-name-complex="Consolas"/>
    </style:style>
    <style:style style:name="T21" style:family="text">
      <style:text-properties fo:color="#000000" style:font-name="Consolas" fo:font-style="normal" fo:font-weight="normal" style:font-name-asian="Consolas" style:font-style-asian="normal" style:font-weight-asian="normal" style:font-name-complex="Consolas" style:font-style-complex="normal" style:font-weight-complex="normal"/>
    </style:style>
    <style:style style:name="T22" style:family="text">
      <style:text-properties fo:color="#000000" style:font-name="Consolas" fo:language="fr" fo:country="CA" fo:background-color="transparent" style:font-name-asian="Consolas" style:font-name-complex="Consolas"/>
    </style:style>
    <style:style style:name="T23" style:family="text">
      <style:text-properties fo:color="#000000" style:font-name="Consolas" fo:language="fr" fo:country="CA" style:text-underline-style="none" fo:background-color="transparent" style:font-name-asian="Consolas" style:font-name-complex="Consolas"/>
    </style:style>
    <style:style style:name="T24" style:family="text">
      <style:text-properties fo:color="#000000" style:font-name="Consolas" fo:language="fr" fo:country="CA" fo:background-color="#ffff00" style:font-name-asian="Consolas" style:font-name-complex="Consolas"/>
    </style:style>
    <style:style style:name="T25" style:family="text">
      <style:text-properties fo:color="#000000" style:font-name="Consolas" fo:font-size="12pt" style:font-name-asian="Consolas" style:font-size-asian="12pt" style:font-name-complex="Consolas" style:font-size-complex="12pt"/>
    </style:style>
    <style:style style:name="T26" style:family="text">
      <style:text-properties fo:color="#000000" style:font-name="Times New Roman" fo:font-size="12pt" fo:font-weight="normal" style:font-name-asian="Consolas" style:font-size-asian="12pt" style:font-weight-asian="normal" style:font-name-complex="Consolas" style:font-size-complex="12pt" style:font-weight-complex="normal"/>
    </style:style>
    <style:style style:name="T27" style:family="text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T28" style:family="text">
      <style:text-properties fo:color="#000000" style:font-name="Times New Roman" fo:font-size="12pt" fo:font-weight="normal" fo:background-color="transparent" style:font-size-asian="12pt" style:font-weight-asian="normal" style:font-size-complex="12pt" style:font-weight-complex="normal"/>
    </style:style>
    <style:style style:name="T29" style:family="text">
      <style:text-properties fo:color="#000000" style:font-name="Times New Roman" fo:font-size="12pt" fo:font-weight="bold" style:font-name-asian="Consolas" style:font-size-asian="12pt" style:font-weight-asian="bold" style:font-name-complex="Consolas" style:font-size-complex="12pt" style:font-weight-complex="bold"/>
    </style:style>
    <style:style style:name="T30" style:family="text"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T31" style:family="text">
      <style:text-properties fo:color="#000000" style:font-name="Times New Roman" fo:font-size="12pt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T32" style:family="text">
      <style:text-properties fo:color="#000000" style:font-name="Times New Roman" fo:font-size="12pt" style:text-underline-style="none" style:font-size-asian="12pt" style:font-size-complex="12pt"/>
    </style:style>
    <style:style style:name="T33" style:family="text">
      <style:text-properties fo:color="#000000" style:font-name="Times New Roman" fo:font-size="12pt" style:text-underline-style="solid" style:text-underline-width="auto" style:text-underline-color="font-color" fo:font-weight="bold" fo:background-color="transparent" style:font-name-asian="Consolas" style:font-size-asian="12pt" style:font-weight-asian="bold" style:font-name-complex="Consolas" style:font-size-complex="12pt" style:font-weight-complex="bold"/>
    </style:style>
    <style:style style:name="T34" style:family="text">
      <style:text-properties fo:color="#000000"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35" style:family="text">
      <style:text-properties fo:color="#000000" style:font-name="Times New Roman" fo:font-size="12pt" style:text-underline-style="solid" style:text-underline-width="auto" style:text-underline-color="font-color" fo:font-weight="normal" fo:background-color="transparent" style:font-name-asian="Consolas" style:font-size-asian="12pt" style:font-weight-asian="normal" style:font-name-complex="Consolas" style:font-size-complex="12pt" style:font-weight-complex="normal"/>
    </style:style>
    <style:style style:name="T36" style:family="text">
      <style:text-properties fo:color="#000000" style:font-name="Times New Roman" fo:font-size="12pt" style:text-underline-style="solid" style:text-underline-width="auto" style:text-underline-color="font-color" style:font-size-asian="12pt" style:font-size-complex="12pt"/>
    </style:style>
    <style:style style:name="T37" style:family="text">
      <style:text-properties fo:color="#000000" style:font-name="Times New Roman" fo:font-size="12pt" fo:language="fr" fo:country="CA" fo:font-style="normal" style:text-underline-style="none" fo:font-weight="bold" fo:background-color="transparent" style:font-name-asian="Consolas" style:font-size-asian="12pt" style:font-style-asian="normal" style:font-weight-asian="bold" style:font-name-complex="Consolas" style:font-size-complex="12pt" style:font-style-complex="normal" style:font-weight-complex="bold"/>
    </style:style>
    <style:style style:name="T38" style:family="text">
      <style:text-properties fo:color="#000000" style:font-name="Times New Roman" fo:font-size="12pt" fo:language="fr" fo:country="CA" fo:font-style="normal" style:text-underline-style="none" fo:font-weight="normal" fo:background-color="transparent" style:font-name-asian="Consolas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T39" style:family="text">
      <style:text-properties fo:color="#000000" style:font-name="Times New Roman" fo:font-size="12pt" fo:language="fr" fo:country="CA" fo:font-style="normal" fo:font-weight="normal" style:font-name-asian="Consolas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T40" style:family="text">
      <style:text-properties fo:color="#000000" style:font-name="Times New Roman" fo:font-size="12pt" fo:language="fr" fo:country="CA" fo:font-style="normal" fo:font-weight="bold" style:font-name-asian="Consolas" style:font-size-asian="12pt" style:font-style-asian="normal" style:font-weight-asian="bold" style:font-name-complex="Consolas" style:font-size-complex="12pt" style:font-style-complex="normal" style:font-weight-complex="bold"/>
    </style:style>
    <style:style style:name="T41" style:family="text">
      <style:text-properties fo:color="#000000" style:font-name="Times New Roman" fo:font-size="12pt" fo:language="fr" fo:country="CA" style:text-underline-style="none" fo:background-color="transparent" style:font-name-asian="Consolas" style:font-size-asian="12pt" style:font-name-complex="Consolas" style:font-size-complex="12pt"/>
    </style:style>
    <style:style style:name="T42" style:family="text">
      <style:text-properties fo:color="#000000" style:font-name="Times New Roman" fo:font-size="12pt" fo:language="fr" fo:country="CA" style:text-underline-style="none" fo:background-color="transparent" style:font-size-asian="12pt" style:font-size-complex="12pt"/>
    </style:style>
    <style:style style:name="T43" style:family="text">
      <style:text-properties fo:color="#000000" style:font-name="Times New Roman" fo:font-size="12pt" style:font-size-asian="12pt" style:font-size-complex="12pt"/>
    </style:style>
    <style:style style:name="T44" style:family="text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T45" style:family="text">
      <style:text-properties fo:color="#000000" style:font-name="Times New Roman" fo:font-size="12pt" fo:language="en" fo:country="CA" style:text-underline-style="none" fo:background-color="transparent" style:font-size-asian="12pt" style:font-size-complex="12pt"/>
    </style:style>
    <style:style style:name="T46" style:family="text">
      <style:text-properties fo:color="#000000" style:font-name="Times New Roman" style:text-underline-style="none" fo:font-weight="normal" fo:background-color="transparent" style:font-weight-asian="normal" style:font-weight-complex="normal"/>
    </style:style>
    <style:style style:name="T47" style:family="text">
      <style:text-properties fo:color="#000000" style:font-name="Times New Roman" fo:font-style="normal" style:text-underline-style="none" fo:font-weight="normal" fo:background-color="transparent" style:font-name-asian="Consolas" style:font-style-asian="normal" style:font-weight-asian="normal" style:font-name-complex="Consolas" style:font-style-complex="normal" style:font-weight-complex="normal"/>
    </style:style>
    <style:style style:name="T48" style:family="text">
      <style:text-properties fo:color="#000000" style:font-name="Times New Roman" fo:font-weight="normal" style:font-name-asian="Consolas" style:font-weight-asian="normal" style:font-name-complex="Consolas" style:font-weight-complex="normal"/>
    </style:style>
    <style:style style:name="T49" style:family="text">
      <style:text-properties fo:color="#000000" style:font-name="Times New Roman" fo:font-weight="normal" style:font-weight-asian="normal" style:font-weight-complex="normal"/>
    </style:style>
    <style:style style:name="T50" style:family="text">
      <style:text-properties fo:color="#000000" style:font-name="Times New Roman" fo:font-weight="bold" style:font-weight-asian="bold" style:font-weight-complex="bold"/>
    </style:style>
    <style:style style:name="T51" style:family="text">
      <style:text-properties fo:color="#000000" fo:font-weight="normal" style:font-weight-asian="normal" style:font-weight-complex="normal"/>
    </style:style>
    <style:style style:name="T52" style:family="text">
      <style:text-properties fo:color="#000000" fo:font-weight="normal" fo:background-color="#ffff00" style:font-weight-asian="normal" style:font-weight-complex="normal"/>
    </style:style>
    <style:style style:name="T53" style:family="text">
      <style:text-properties fo:color="#000000" fo:font-weight="normal" fo:background-color="transparent" style:font-weight-asian="normal" style:font-weight-complex="normal"/>
    </style:style>
    <style:style style:name="T54" style:family="text">
      <style:text-properties fo:color="#000000" fo:font-style="italic" style:font-style-asian="italic" style:font-style-complex="italic"/>
    </style:style>
    <style:style style:name="T55" style:family="text">
      <style:text-properties fo:color="#000000" fo:font-style="italic" fo:background-color="#ffff00" style:font-style-asian="italic" style:font-style-complex="italic"/>
    </style:style>
    <style:style style:name="T56" style:family="text">
      <style:text-properties fo:color="#000000" style:text-underline-style="solid" style:text-underline-width="auto" style:text-underline-color="font-color"/>
    </style:style>
    <style:style style:name="T57" style:family="text">
      <style:text-properties fo:color="#000000"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T58" style:family="text">
      <style:text-properties fo:color="#000000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59" style:family="text">
      <style:text-properties fo:color="#000000" style:text-underline-style="solid" style:text-underline-width="auto" style:text-underline-color="font-color" fo:background-color="transparent"/>
    </style:style>
    <style:style style:name="T60" style:family="text">
      <style:text-properties fo:color="#000000" style:font-name="Consolas1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T61" style:family="text">
      <style:text-properties fo:color="#000000" fo:font-weight="bold" style:font-weight-asian="bold" style:font-weight-complex="bold"/>
    </style:style>
    <style:style style:name="T62" style:family="text">
      <style:text-properties fo:color="#000000" fo:font-weight="bold" fo:background-color="transparent" style:font-weight-asian="bold" style:font-weight-complex="bold"/>
    </style:style>
    <style:style style:name="T63" style:family="text">
      <style:text-properties fo:color="#000000" fo:font-weight="bold" fo:background-color="#ffff00" style:font-weight-asian="bold" style:font-weight-complex="bold"/>
    </style:style>
    <style:style style:name="T64" style:family="text">
      <style:text-properties fo:color="#000000" fo:background-color="#ffff00"/>
    </style:style>
    <style:style style:name="T65" style:family="text">
      <style:text-properties fo:color="#000000" fo:background-color="transparent"/>
    </style:style>
    <style:style style:name="T66" style:family="text">
      <style:text-properties fo:color="#000000" style:text-underline-style="none"/>
    </style:style>
    <style:style style:name="T67" style:family="text">
      <style:text-properties fo:color="#000000" style:text-underline-style="none" fo:background-color="transparent"/>
    </style:style>
    <style:style style:name="T68" style:family="text">
      <style:text-properties fo:color="#000000" style:text-underline-style="none" fo:font-weight="bold" fo:background-color="transparent" style:font-weight-asian="bold" style:font-weight-complex="bold"/>
    </style:style>
    <style:style style:name="T69" style:family="text">
      <style:text-properties fo:color="#000000" style:text-underline-style="none" fo:font-weight="normal" fo:background-color="transparent" style:font-weight-asian="normal" style:font-weight-complex="normal"/>
    </style:style>
    <style:style style:name="T70" style:family="text">
      <style:text-properties fo:color="#000000" style:text-underline-style="none" fo:font-weight="normal" style:font-weight-asian="normal" style:font-weight-complex="normal"/>
    </style:style>
    <style:style style:name="T71" style:family="text">
      <style:text-properties fo:color="#000000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72" style:family="text">
      <style:text-properties fo:color="#000000" fo:font-style="normal" style:text-underline-style="none" fo:font-weight="bold" fo:background-color="transparent" style:font-style-asian="normal" style:font-weight-asian="bold" style:font-style-complex="normal" style:font-weight-complex="bold"/>
    </style:style>
    <style:style style:name="T73" style:family="text">
      <style:text-properties fo:color="#000000" fo:language="en" fo:country="CA"/>
    </style:style>
    <style:style style:name="T74" style:family="text">
      <style:text-properties fo:color="#000000" fo:language="en" fo:country="CA" fo:background-color="transparent"/>
    </style:style>
    <style:style style:name="T75" style:family="text">
      <style:text-properties fo:color="#000000" fo:language="en" fo:country="CA" fo:font-weight="normal" fo:background-color="transparent" style:font-weight-asian="normal" style:font-weight-complex="normal"/>
    </style:style>
    <style:style style:name="T76" style:family="text">
      <style:text-properties fo:color="#000000" fo:language="fr" fo:country="CA" fo:background-color="transparent"/>
    </style:style>
    <style:style style:name="T77" style:family="text">
      <style:text-properties fo:color="#000000" fo:language="fr" fo:country="CA" style:text-underline-style="none" fo:background-color="transparent"/>
    </style:style>
    <style:style style:name="T78" style:family="text">
      <style:text-properties fo:color="#000000" fo:language="fr" fo:country="CA" style:text-underline-style="none" fo:background-color="#ffff00"/>
    </style:style>
    <style:style style:name="T79" style:family="text">
      <style:text-properties fo:color="#000000" fo:language="fr" fo:country="CA" style:text-underline-style="none" fo:font-weight="bold" fo:background-color="transparent" style:font-weight-asian="bold" style:font-weight-complex="bold"/>
    </style:style>
    <style:style style:name="T80" style:family="text">
      <style:text-properties fo:color="#7f0055"/>
    </style:style>
    <style:style style:name="T81" style:family="text">
      <style:text-properties fo:color="#7f0055" fo:font-weight="bold" style:font-weight-asian="bold" style:font-weight-complex="bold"/>
    </style:style>
    <style:style style:name="T82" style:family="text">
      <style:text-properties fo:color="#7f0055" fo:font-weight="bold" fo:background-color="#ffff00" style:font-weight-asian="bold" style:font-weight-complex="bold"/>
    </style:style>
    <style:style style:name="T83" style:family="text">
      <style:text-properties fo:color="#7f0055" fo:font-weight="bold" fo:background-color="#ffffff" style:font-weight-asian="bold" style:font-weight-complex="bold"/>
    </style:style>
    <style:style style:name="T84" style:family="text">
      <style:text-properties fo:color="#7f0055" fo:font-weight="bold" fo:background-color="transparent" style:font-weight-asian="bold" style:font-weight-complex="bold"/>
    </style:style>
    <style:style style:name="T85" style:family="text">
      <style:text-properties fo:color="#7f0055" style:font-name="Consolas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T86" style:family="text">
      <style:text-properties fo:color="#7f0055" style:font-name="Consolas" fo:font-size="10pt" fo:font-style="normal" style:text-underline-style="none" fo:font-weight="normal" fo:background-color="transparent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87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88" style:family="text">
      <style:text-properties fo:color="#7f0055" style:font-name="Consolas" fo:font-weight="bold" fo:background-color="#ffff00" style:font-name-asian="Consolas" style:font-weight-asian="bold" style:font-name-complex="Consolas" style:font-weight-complex="bold"/>
    </style:style>
    <style:style style:name="T89" style:family="text">
      <style:text-properties fo:color="#7f0055" style:text-underline-style="none" fo:font-weight="bold" style:font-weight-asian="bold" style:font-weight-complex="bold"/>
    </style:style>
    <style:style style:name="T90" style:family="text">
      <style:text-properties fo:color="#7f0055" style:text-underline-style="none" fo:font-weight="normal" style:font-weight-asian="normal" style:font-weight-complex="normal"/>
    </style:style>
    <style:style style:name="T91" style:family="text">
      <style:text-properties fo:color="#7f0055" style:text-underline-style="none" fo:font-weight="normal" fo:background-color="transparent" style:font-weight-asian="normal" style:font-weight-complex="normal"/>
    </style:style>
    <style:style style:name="T92" style:family="text">
      <style:text-properties fo:color="#7f0055" fo:background-color="transparent"/>
    </style:style>
    <style:style style:name="T93" style:family="text">
      <style:text-properties fo:color="#7f0055" fo:language="fr" fo:country="CA" style:text-underline-style="none" fo:font-weight="bold" fo:background-color="transparent" style:font-weight-asian="bold" style:font-weight-complex="bold"/>
    </style:style>
    <style:style style:name="T94" style:family="text">
      <style:text-properties fo:color="#7f0055" fo:language="fr" fo:country="CA" style:text-underline-style="none" fo:font-weight="bold" fo:background-color="#ffff00" style:font-weight-asian="bold" style:font-weight-complex="bold"/>
    </style:style>
    <style:style style:name="T95" style:family="text">
      <style:text-properties fo:color="#7f0055" style:font-name="Times New Roman" fo:font-size="12pt" fo:font-weight="bold" style:font-name-asian="Consolas" style:font-size-asian="12pt" style:font-weight-asian="bold" style:font-name-complex="Consolas" style:font-size-complex="12pt" style:font-weight-complex="bold"/>
    </style:style>
    <style:style style:name="T96" style:family="text">
      <style:text-properties fo:color="#6a3e3e"/>
    </style:style>
    <style:style style:name="T97" style:family="text">
      <style:text-properties fo:color="#6a3e3e" style:font-name="Consolas" fo:font-size="10pt" style:text-underline-style="none" fo:font-weight="normal" fo:background-color="transparent" style:font-name-asian="Consolas" style:font-size-asian="10pt" style:font-weight-asian="normal" style:font-name-complex="Consolas" style:font-size-complex="10pt" style:font-weight-complex="normal"/>
    </style:style>
    <style:style style:name="T98" style:family="text">
      <style:text-properties fo:color="#6a3e3e" style:font-name="Consolas" fo:font-size="10pt" fo:font-style="normal" style:text-underline-style="none" fo:font-weight="normal" fo:background-color="transparent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99" style:family="text">
      <style:text-properties fo:color="#6a3e3e"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T100" style:family="text">
      <style:text-properties fo:color="#6a3e3e" fo:background-color="#ffff00"/>
    </style:style>
    <style:style style:name="T101" style:family="text">
      <style:text-properties fo:color="#6a3e3e" fo:font-weight="bold" fo:background-color="#ffff00" style:font-weight-asian="bold" style:font-weight-complex="bold"/>
    </style:style>
    <style:style style:name="T102" style:family="text">
      <style:text-properties fo:color="#6a3e3e" fo:background-color="transparent"/>
    </style:style>
    <style:style style:name="T103" style:family="text">
      <style:text-properties fo:color="#6a3e3e" style:text-underline-style="none" fo:font-weight="normal" style:font-weight-asian="normal" style:font-weight-complex="normal"/>
    </style:style>
    <style:style style:name="T104" style:family="text">
      <style:text-properties fo:color="#6a3e3e" fo:font-weight="normal" style:font-weight-asian="normal" style:font-weight-complex="normal"/>
    </style:style>
    <style:style style:name="T105" style:family="text">
      <style:text-properties fo:color="#6a3e3e" fo:language="fr" fo:country="CA" style:text-underline-style="none" fo:background-color="transparent"/>
    </style:style>
    <style:style style:name="T106" style:family="text">
      <style:text-properties fo:color="#6a3e3e" style:font-name="Times New Roman" fo:font-size="12pt" style:font-name-asian="Consolas" style:font-size-asian="12pt" style:font-name-complex="Consolas" style:font-size-complex="12pt"/>
    </style:style>
    <style:style style:name="T107" style:family="text">
      <style:text-properties fo:color="#2a00ff"/>
    </style:style>
    <style:style style:name="T108" style:family="text">
      <style:text-properties fo:color="#2a00ff" fo:background-color="#ffff00"/>
    </style:style>
    <style:style style:name="T109" style:family="text">
      <style:text-properties style:text-underline-style="none"/>
    </style:style>
    <style:style style:name="T110" style:family="text">
      <style:text-properties style:text-underline-style="none" fo:background-color="transparent"/>
    </style:style>
    <style:style style:name="T111" style:family="text">
      <style:text-properties style:text-underline-style="none" fo:font-weight="normal" style:font-weight-asian="normal" style:font-weight-complex="normal"/>
    </style:style>
    <style:style style:name="T112" style:family="text">
      <style:text-properties style:text-underline-style="none" fo:font-weight="normal" fo:background-color="transparent" style:font-weight-asian="normal" style:font-weight-complex="normal"/>
    </style:style>
    <style:style style:name="T113" style:family="text">
      <style:text-properties fo:color="#0000c0"/>
    </style:style>
    <style:style style:name="T114" style:family="text">
      <style:text-properties fo:color="#0000c0" fo:background-color="#ffff00"/>
    </style:style>
    <style:style style:name="T115" style:family="text">
      <style:text-properties fo:color="#0000c0" style:font-name="Consolas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T116" style:family="text">
      <style:text-properties fo:color="#0000c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117" style:family="text">
      <style:text-properties fo:color="#0000c0" style:font-name="Consolas" fo:font-size="10pt" fo:font-style="normal" style:text-underline-style="none" fo:font-weight="normal" fo:background-color="transparent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118" style:family="text">
      <style:text-properties fo:color="#0000c0" style:font-name="Consolas" fo:font-size="10pt" fo:font-style="italic" fo:font-weight="bold" style:font-name-asian="Consolas" style:font-size-asian="10pt" style:font-style-asian="italic" style:font-weight-asian="bold" style:font-name-complex="Consolas" style:font-size-complex="10pt" style:font-style-complex="italic" style:font-weight-complex="bold"/>
    </style:style>
    <style:style style:name="T119" style:family="text">
      <style:text-properties fo:color="#0000c0" style:font-name="Consolas" fo:font-size="10pt" fo:font-weight="normal" style:font-size-asian="10pt" style:font-weight-asian="normal" style:font-size-complex="10pt" style:font-weight-complex="normal"/>
    </style:style>
    <style:style style:name="T120" style:family="text">
      <style:text-properties fo:color="#0000c0" style:font-name="Consolas" fo:font-size="10pt" style:font-size-asian="10pt" style:font-size-complex="10pt"/>
    </style:style>
    <style:style style:name="T121" style:family="text">
      <style:text-properties fo:color="#0000c0" style:font-name="Consolas" fo:font-size="10pt" fo:language="fr" fo:country="CA" fo:font-style="italic" fo:font-weight="bold" style:font-name-asian="Consolas" style:font-size-asian="10pt" style:font-style-asian="italic" style:font-weight-asian="bold" style:font-name-complex="Consolas" style:font-size-complex="10pt" style:font-style-complex="italic" style:font-weight-complex="bold"/>
    </style:style>
    <style:style style:name="T122" style:family="text">
      <style:text-properties fo:color="#0000c0" style:font-name="Consolas" fo:background-color="#ffff00" style:font-name-asian="Consolas" style:font-name-complex="Consolas"/>
    </style:style>
    <style:style style:name="T123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124" style:family="text">
      <style:text-properties fo:color="#0000c0" fo:font-style="italic" fo:font-weight="bold" fo:background-color="#ffff00" style:font-style-asian="italic" style:font-weight-asian="bold" style:font-style-complex="italic" style:font-weight-complex="bold"/>
    </style:style>
    <style:style style:name="T125" style:family="text">
      <style:text-properties fo:color="#0000c0" fo:font-style="italic" fo:font-weight="bold" fo:background-color="transparent" style:font-style-asian="italic" style:font-weight-asian="bold" style:font-style-complex="italic" style:font-weight-complex="bold"/>
    </style:style>
    <style:style style:name="T126" style:family="text">
      <style:text-properties fo:color="#0000c0" style:text-underline-style="none"/>
    </style:style>
    <style:style style:name="T127" style:family="text">
      <style:text-properties fo:color="#0000c0" fo:font-weight="bold" style:font-weight-asian="bold" style:font-weight-complex="bold"/>
    </style:style>
    <style:style style:name="T128" style:family="text">
      <style:text-properties fo:color="#0000c0" fo:font-weight="bold" fo:background-color="transparent" style:font-weight-asian="bold" style:font-weight-complex="bold"/>
    </style:style>
    <style:style style:name="T129" style:family="text">
      <style:text-properties fo:color="#0000c0" fo:language="fr" fo:country="CA" fo:font-style="italic" style:text-underline-style="none" fo:font-weight="bold" fo:background-color="#ffff00" style:font-style-asian="italic" style:font-weight-asian="bold" style:font-style-complex="italic" style:font-weight-complex="bold"/>
    </style:style>
    <style:style style:name="T130" style:family="text">
      <style:text-properties fo:color="#0000c0" fo:language="fr" fo:country="CA" fo:font-style="italic" style:text-underline-style="none" fo:font-weight="bold" fo:background-color="transparent" style:font-style-asian="italic" style:font-weight-asian="bold" style:font-style-complex="italic" style:font-weight-complex="bold"/>
    </style:style>
    <style:style style:name="T131" style:family="text">
      <style:text-properties fo:color="#0000c0" style:font-name="Times New Roman" fo:font-size="12pt" fo:language="fr" fo:country="CA" fo:font-style="normal" fo:font-weight="normal" style:font-name-asian="Consolas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T132" style:family="text">
      <style:text-properties fo:background-color="transparent"/>
    </style:style>
    <style:style style:name="T133" style:family="text">
      <style:text-properties fo:background-color="#ffff00"/>
    </style:style>
    <style:style style:name="T134" style:family="text">
      <style:text-properties fo:color="#800000" fo:font-weight="bold" style:font-weight-asian="bold" style:font-weight-complex="bold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fo:background-color="#ffff00" style:font-style-asian="italic" style:font-style-complex="italic"/>
    </style:style>
    <style:style style:name="T137" style:family="text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T138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39" style:family="text">
      <style:text-properties style:font-name="Times New Roman" fo:font-size="12pt" style:text-underline-style="solid" style:text-underline-width="auto" style:text-underline-color="font-color" fo:font-weight="bold" fo:background-color="transparent" style:font-size-asian="12pt" style:font-weight-asian="bold" style:font-size-complex="12pt" style:font-weight-complex="bold"/>
    </style:style>
    <style:style style:name="T140" style:family="text">
      <style:text-properties style:font-name="Times New Roman" fo:font-size="12pt" style:text-underline-style="solid" style:text-underline-width="auto" style:text-underline-color="font-color" fo:font-weight="bold" fo:background-color="transparent" style:font-name-asian="Consolas" style:font-size-asian="12pt" style:font-weight-asian="bold" style:font-name-complex="Consolas" style:font-size-complex="12pt" style:font-weight-complex="bold"/>
    </style:style>
    <style:style style:name="T141" style:family="text">
      <style:text-properties style:font-name="Times New Roman" fo:font-size="12pt" style:text-underline-style="solid" style:text-underline-width="auto" style:text-underline-color="font-color" fo:background-color="transparent" style:font-size-asian="12pt" style:font-size-complex="12pt"/>
    </style:style>
    <style:style style:name="T142" style:family="text">
      <style:text-properties style:font-name="Times New Roman" fo:font-size="12pt" style:text-underline-style="solid" style:text-underline-width="auto" style:text-underline-color="font-color" fo:font-weight="normal" fo:background-color="transparent" style:font-name-asian="Consolas" style:font-size-asian="12pt" style:font-weight-asian="normal" style:font-name-complex="Consolas" style:font-size-complex="12pt" style:font-weight-complex="normal"/>
    </style:style>
    <style:style style:name="T143" style:family="text">
      <style:text-properties style:font-name="Times New Roman" fo:font-size="12pt" style:text-underline-style="none" style:font-size-asian="12pt" style:font-size-complex="12pt"/>
    </style:style>
    <style:style style:name="T144" style:family="text">
      <style:text-properties style:font-name="Times New Roman" fo:font-size="12pt" style:text-underline-style="none" fo:font-weight="normal" fo:background-color="transparent" style:font-name-asian="Consolas" style:font-size-asian="12pt" style:font-weight-asian="normal" style:font-name-complex="Consolas" style:font-size-complex="12pt" style:font-weight-complex="normal"/>
    </style:style>
    <style:style style:name="T145" style:family="text">
      <style:text-properties style:use-window-font-color="true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6" style:family="text">
      <style:text-properties style:use-window-font-color="true" style:font-name="Times New Roman" fo:font-size="12pt" fo:language="fr" fo:country="CA" fo:font-style="normal" fo:font-weight="normal" style:font-name-asian="Consolas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T147" style:family="text">
      <style:text-properties style:use-window-font-color="true" style:font-name="Consolas" fo:font-size="10pt" fo:font-weight="normal" style:font-size-asian="10pt" style:font-weight-asian="normal" style:font-size-complex="10pt" style:font-weight-complex="normal"/>
    </style:style>
    <style:style style:name="T148" style:family="text">
      <style:text-properties fo:font-variant="normal" fo:text-transform="none" fo:color="#333333" fo:letter-spacing="normal" fo:font-style="normal" fo:font-weight="normal"/>
    </style:style>
    <style:style style:name="T149" style:family="text">
      <style:text-properties fo:font-variant="normal" fo:text-transform="none" fo:color="#333333" fo:letter-spacing="normal" fo:font-style="normal" fo:font-weight="normal" style:font-weight-asian="normal" style:font-weight-complex="normal"/>
    </style:style>
    <style:style style:name="T150" style:family="text">
      <style:text-properties style:font-name="Consolas" fo:font-size="10pt" style:font-size-asian="10pt" style:font-size-complex="10pt"/>
    </style:style>
    <style:style style:name="T151" style:family="text">
      <style:text-properties style:font-name="Consolas" style:font-name-asian="Consolas" style:font-name-complex="Consolas"/>
    </style:style>
    <style:style style:name="T152" style:family="text">
      <style:text-properties style:text-underline-style="solid" style:text-underline-width="auto" style:text-underline-color="font-color"/>
    </style:style>
    <style:style style:name="T15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4" style:family="text">
      <style:text-properties style:font-name="Consolas" fo:font-size="10pt" style:font-name-asian="Consolas" style:font-size-asian="10pt" style:font-name-complex="Consolas" style:font-size-complex="10pt"/>
    </style:style>
    <style:style style:name="T155" style:family="text">
      <style:text-properties fo:language="fr" fo:country="CA" fo:font-weight="normal" fo:background-color="transparent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/>
      <text:p text:style-name="P18"/>
      <text:p text:style-name="P18">Université de Montréal</text:p>
      <text:p text:style-name="P18"/>
      <text:p text:style-name="P18"/>
      <text:p text:style-name="P18">Travail Pratique #3 (Maintenance)</text:p>
      <text:p text:style-name="P18"/>
      <text:p text:style-name="P18"/>
      <text:p text:style-name="P18"/>
      <text:p text:style-name="P18">Par </text:p>
      <text:p text:style-name="P18">Charbel Kassis(p0976458)</text:p>
      <text:p text:style-name="P18"/>
      <text:p text:style-name="P18"/>
      <text:p text:style-name="P18"/>
      <text:p text:style-name="P18">Baccalauréat en Informatique</text:p>
      <text:p text:style-name="P18">Faculté des arts et sciences</text:p>
      <text:p text:style-name="P18"/>
      <text:p text:style-name="P18"/>
      <text:p text:style-name="P18"/>
      <text:p text:style-name="P20"><text:span text:style-name="T3">Travail présenté à </text:span><text:span text:style-name="T148">Mohamed Aymen SAIED</text:span> <text:span text:style-name="T3">et </text:span><text:span text:style-name="T149">Edouard BATOT</text:span><text:span text:style-name="T3"> dans le cadre du cours IFT2255 Génie Logiciel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8">Décembre 2015</text:p>
      <text:p text:style-name="P9"/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17"><text:span text:style-name="T133">Surligné</text:span> = du nouveau code</text:p>
            <text:p text:style-name="P17"><text:s text:c="2"/><text:span text:style-name="T7">(…)</text:span>= bloc de code non modifié</text:p>
          </table:table-cell>
        </table:table-row>
      </table:table>
      <text:p text:style-name="P10"/>
      <text:p text:style-name="P14">Maintenance correctif :</text:p>
      <text:p text:style-name="P11"/>
      <text:p text:style-name="P12"><text:span text:style-name="T3">1- <text:tab/>Afin d'ajouter une inscription qui indique le démarrage et la fermeture d'un guichet, il faudrait <text:tab/>ajouter dans la classe </text:span><text:span text:style-name="T2">Journal </text:span><text:span text:style-name="T3">deux nouvelles méthodes: </text:span><text:span text:style-name="T5">logStartUp() et logShutDown().</text:span></text:p>
      <text:p text:style-name="P12"><text:span text:style-name="T3"><text:tab/>Ces méthodes, comme les autres se trouvant dans la classe </text:span><text:span text:style-name="T2">Journal, </text:span><text:span text:style-name="T3">vont chercher <text:tab/>l'instance de la simulation courante puis impriment un message spécifique dans la console. <text:tab/></text:span><text:span text:style-name="T5">LogStartUp() </text:span><text:span text:style-name="T26">sera appelée dans la méthode </text:span><text:span text:style-name="T60">performStartUp()</text:span><text:span text:style-name="T26"> de la classe </text:span><text:span text:style-name="T29">Guichet, <text:tab/></text:span><text:span text:style-name="T5">logShutDown() </text:span><text:span text:style-name="T26">sera appelée dans la méthode </text:span><text:span text:style-name="T60">performShutDown() </text:span><text:span text:style-name="T26">de la même classe. Dans les <text:tab/>deux cas, la date de l'événement sera affichée. </text:span></text:p>
      <text:p text:style-name="P1"/>
      <text:p text:style-name="P13"><text:span text:style-name="T31"><text:tab/></text:span><text:span text:style-name="T26">Dans la classe </text:span><text:span text:style-name="T29">Journal</text:span></text:p>
      <text:p text:style-name="P13"/>
      <text:p text:style-name="P15"><text:span text:style-name="T51"><text:s text:c="4"/></text:span><text:span text:style-name="T82">public</text:span><text:span text:style-name="T52"> </text:span><text:span text:style-name="T82">void</text:span><text:span text:style-name="T52"> <text:s/>logStartUp() {</text:span></text:p>
      <text:p text:style-name="P23"><text:s text:c="4"/><text:tab/></text:p>
      <text:p text:style-name="P45"><text:span text:style-name="T4"><text:s text:c="4"/><text:tab/></text:span><text:span text:style-name="T64">String </text:span><text:span text:style-name="T100">date</text:span><text:span text:style-name="T64"> = </text:span><text:span text:style-name="T82">new</text:span><text:span text:style-name="T64"> SimpleDateFormat(</text:span><text:span text:style-name="T108">"yyyy/MM/dd HH:mm:ss"</text:span><text:span text:style-name="T64">).format(</text:span><text:span text:style-name="T82">new</text:span><text:span text:style-name="T64"> Date());</text:span></text:p>
      <text:p text:style-name="P61"><text:span text:style-name="T65"><text:s text:c="4"/><text:tab/></text:span><text:span text:style-name="T4">Simulation.</text:span><text:span text:style-name="T54">getInstance</text:span><text:span text:style-name="T4">().printLogLine(</text:span><text:span text:style-name="T107">"Start Up: "</text:span><text:span text:style-name="T4">+</text:span><text:span text:style-name="T96">date</text:span><text:span text:style-name="T4">);</text:span></text:p>
      <text:p text:style-name="P66"><text:span text:style-name="T132"><text:s text:c="4"/></text:span>}</text:p>
      <text:p text:style-name="P62"><text:s text:c="4"/></text:p>
      <text:p text:style-name="P61"><text:span text:style-name="T65"><text:s text:c="4"/></text:span><text:span text:style-name="T81">public</text:span><text:span text:style-name="T4"> </text:span><text:span text:style-name="T81">void</text:span><text:span text:style-name="T4"> </text:span><text:span text:style-name="T56">logShutDown</text:span><text:span text:style-name="T4">() {</text:span></text:p>
      <text:p text:style-name="P62"><text:s text:c="4"/><text:tab/></text:p>
      <text:p text:style-name="P61"><text:span text:style-name="T65"><text:s text:c="4"/><text:tab/></text:span><text:span text:style-name="T4">String </text:span><text:span text:style-name="T96">date</text:span><text:span text:style-name="T4"> = </text:span><text:span text:style-name="T81">new</text:span><text:span text:style-name="T4"> SimpleDateFormat(</text:span><text:span text:style-name="T107">"yyyy/MM/dd HH:mm:ss"</text:span><text:span text:style-name="T4">).format(</text:span><text:span text:style-name="T81">new</text:span><text:span text:style-name="T4"> Date());</text:span></text:p>
      <text:p text:style-name="P61"><text:span text:style-name="T65"><text:s text:c="4"/><text:tab/></text:span><text:span text:style-name="T4">Simulation.</text:span><text:span text:style-name="T54">getInstance</text:span><text:span text:style-name="T4">().printLogLine(</text:span><text:span text:style-name="T107">"Shut down: "</text:span><text:span text:style-name="T4">+</text:span><text:span text:style-name="T96">date</text:span><text:span text:style-name="T4">);</text:span></text:p>
      <text:p text:style-name="P65"><text:span text:style-name="T8"><text:s text:c="4"/></text:span><text:span text:style-name="T7">}</text:span></text:p>
      <text:p text:style-name="P1"/>
      <text:p text:style-name="P3"><text:span text:style-name="T109"><text:tab/></text:span>Dans la classe <text:span text:style-name="T2">Guichet</text:span></text:p>
      <text:p text:style-name="P2"/>
      <text:p text:style-name="P4"><text:s text:c="4"/><text:span text:style-name="T81">private</text:span> <text:span text:style-name="T81">void</text:span> performStartup()</text:p>
      <text:p text:style-name="P23"><text:s text:c="4"/>{</text:p>
      <text:p text:style-name="P45"><text:span text:style-name="T4"><text:s text:c="7"/></text:span><text:span text:style-name="T114">log</text:span><text:span text:style-name="T64">.logStartUp();</text:span></text:p>
      <text:p text:style-name="P23"><text:s text:c="4"/><text:tab/>(…) <text:s text:c="2"/></text:p>
      <text:p text:style-name="P23"><text:s text:c="4"/>}</text:p>
      <text:p text:style-name="P2"/>
      <text:p text:style-name="P4"><text:s text:c="4"/><text:span text:style-name="T81">private</text:span> <text:span text:style-name="T81">void</text:span> performShutdown()</text:p>
      <text:p text:style-name="P23"><text:s text:c="4"/>{</text:p>
      <text:p text:style-name="P45"><text:span text:style-name="T4"><text:s text:c="4"/><text:tab/></text:span><text:span text:style-name="T114">log</text:span><text:span text:style-name="T64">.logShutDown();</text:span></text:p>
      <text:p text:style-name="P45"><text:span text:style-name="T4"><text:s text:c="4"/><text:tab/></text:span><text:span text:style-name="T113">networkToBank</text:span><text:span text:style-name="T4">.closeConnection();</text:span></text:p>
      <text:p text:style-name="P23"><text:s text:c="4"/>}</text:p>
      <text:p text:style-name="P23"><text:s text:c="4"/></text:p>
      <text:p text:style-name="P23"/>
      <text:p text:style-name="P45"><text:span text:style-name="T27">2-<text:tab/>Afin d'avertir le client qu'il n'y pas eu d'activités depuis un certain temps </text:span><text:span text:style-name="T123">TEMPS_LIMITE </text:span><text:span text:style-name="T145">(5000 <text:tab/>par défaut) en millisecondes</text:span><text:span text:style-name="T27">, il faudrait émettre un certain nombres </text:span><text:span text:style-name="T125">MAX_NB_BIPS </text:span><text:span text:style-name="T27">de bips <text:tab/>sonores (3 par défaut) à un certain intervalle (le temps d'inactivité </text:span><text:span text:style-name="T123">TEMPS_LIMITE</text:span><text:span text:style-name="T27"> est utilisé <text:tab/>comme intervalle) de <text:tab/>temps <text:tab/>pour finallement forcer l'éjection de la carte au dernier intervalle <text:tab/>de temps. Pour faire ceci, il faudrait modifier la méthode </text:span><text:span text:style-name="T51">readInput(</text:span><text:span text:style-name="T81">int</text:span><text:span text:style-name="T51"> </text:span><text:span text:style-name="T104">mode</text:span><text:span text:style-name="T51">, </text:span><text:span text:style-name="T81">int</text:span><text:span text:style-name="T51"> <text:tab/></text:span><text:span text:style-name="T104">maxValue</text:span><text:span text:style-name="T51">)</text:span><text:span text:style-name="T27">dans la classe </text:span><text:span text:style-name="T30">SimClavier </text:span><text:span text:style-name="T27">pour qu'elle initialise un </text:span><text:span text:style-name="T30">Timer </text:span><text:span text:style-name="T27">du package </text:span><text:span text:style-name="T30">javax.swing </text:span><text:span text:style-name="T27"><text:tab/></text:span><text:span text:style-name="T27">qui émettera un bip sonore ou force l'éjection</text:span><text:span text:style-name="T28"> de la carte(méthode </text:span><text:span text:style-name="T53">forceCancel() )</text:span><text:span text:style-name="T62"> </text:span><text:span text:style-name="T27">selon le <text:tab/>nombre de bips qui ont été émis.</text:span></text:p>
      <text:p text:style-name="P19"><text:soft-page-break/><text:span text:style-name="T66"><text:tab/></text:span><text:span text:style-name="T4">Dans la classe </text:span><text:span text:style-name="T61">SimClavier</text:span></text:p>
      <text:p text:style-name="P21"/>
      <text:p text:style-name="P5"><text:span text:style-name="T80">import</text:span> javax.swing.Timer;</text:p>
      <text:p text:style-name="P2"/>
      <text:p text:style-name="P16"><text:span text:style-name="T4"><text:s text:c="4"/></text:span><text:span text:style-name="T80">synchronized</text:span><text:span text:style-name="T4"> String readInput(</text:span><text:span text:style-name="T80">int</text:span><text:span text:style-name="T4"> </text:span><text:span text:style-name="T96">mode</text:span><text:span text:style-name="T4">, </text:span><text:span text:style-name="T80">int</text:span><text:span text:style-name="T4"> </text:span><text:span text:style-name="T96">maxValue</text:span><text:span text:style-name="T4">)</text:span></text:p>
      <text:p text:style-name="P23"><text:s text:c="4"/>{</text:p>
      <text:p text:style-name="P54"><text:span text:style-name="T4"><text:tab/>voir code source, cette méthode a été partiellement réécrite: Ajout d'un BeepListener (classe <text:tab/>interne qui implémente ActionListener) et d'un Timer, le timer exécute la méthode<text:tab/>actionPerformed du BeepListener à chaque intervalle de </text:span><text:span text:style-name="T75">TEMPS_LIMITE</text:span><text:span text:style-name="T128"> </text:span><text:span text:style-name="T53">millisecondes.</text:span></text:p>
      <text:p text:style-name="P23"><text:s text:c="4"/>}</text:p>
      <text:p text:style-name="P7"><text:s/><text:tab/> </text:p>
      <text:p text:style-name="P81"><text:span text:style-name="T155"><text:tab/>Toute méthode qui est affectée par le timer a été mise à jour pour en prendre compte, <text:tab/>lorsqu'on entre un digit pour saisir un montant (et le numéro de la facture de la question 5) le <text:tab/>timer est arrêté, le nombre de beeps est mis à zéro puis le timer redémarre :</text:span><text:span text:style-name="T154">stopAndReset();</text:span></text:p>
      <text:p text:style-name="P7"><text:tab/></text:p>
      <text:p text:style-name="P7"/>
      <text:p text:style-name="P8"><text:span text:style-name="T62"><text:tab/></text:span><text:span text:style-name="T81">public</text:span><text:span text:style-name="T61"> </text:span><text:span text:style-name="T81">synchronized</text:span><text:span text:style-name="T61"> </text:span><text:span text:style-name="T81">void</text:span><text:span text:style-name="T61"> forceCancel() {</text:span></text:p>
      <text:p text:style-name="P26"><text:s text:c="4"/><text:tab/><text:tab/></text:p>
      <text:p text:style-name="P45"><text:span text:style-name="T65"><text:tab/><text:tab/></text:span><text:span text:style-name="T122">timer</text:span><text:span text:style-name="T19">.stop();</text:span></text:p>
      <text:p text:style-name="P25"><text:span text:style-name="T132"><text:tab/><text:tab/></text:span>cancelKeyPressed();</text:p>
      <text:p text:style-name="P25"><text:span text:style-name="T132"><text:s text:c="3"/><text:tab/> </text:span>}</text:p>
      <text:p text:style-name="P25"/>
      <text:p text:style-name="P52"><text:span text:style-name="T76"><text:tab/></text:span><text:span text:style-name="T88">private</text:span><text:span text:style-name="T19"> BeepListener </text:span><text:span text:style-name="T122">beepListener</text:span><text:span text:style-name="T19">;</text:span></text:p>
      <text:p text:style-name="P22"><text:tab/></text:p>
      <text:p text:style-name="P15"><text:span text:style-name="T83"><text:tab/></text:span><text:span text:style-name="T88">private</text:span><text:span text:style-name="T19"> Timer </text:span><text:span text:style-name="T122">timer</text:span><text:span text:style-name="T19">;</text:span></text:p>
      <text:p text:style-name="P6"><text:s text:c="3"/></text:p>
      <text:p text:style-name="P73"><text:span text:style-name="T83"><text:tab/></text:span><text:span text:style-name="T81">private</text:span><text:span text:style-name="T4"> </text:span><text:span text:style-name="T134">static</text:span><text:span text:style-name="T4"> </text:span><text:span text:style-name="T81">final</text:span><text:span text:style-name="T4"> </text:span><text:span text:style-name="T81">int</text:span><text:span text:style-name="T4"> </text:span><text:span text:style-name="T127">TEMPS_LIMITE</text:span><text:span text:style-name="T4"> = 5000;</text:span></text:p>
      <text:p text:style-name="P78"><text:tab/></text:p>
      <text:p text:style-name="P74"><text:span text:style-name="T83"><text:tab/></text:span><text:span text:style-name="T82">public</text:span><text:span text:style-name="T64"> </text:span><text:span text:style-name="T82">static final</text:span><text:span text:style-name="T64"> </text:span><text:span text:style-name="T82">int</text:span><text:span text:style-name="T64"> </text:span><text:span text:style-name="T124">MAX_NB_BIPS</text:span><text:span text:style-name="T64"> = 3;</text:span></text:p>
      <text:p text:style-name="P66"/>
      <text:p text:style-name="P77"><text:span text:style-name="T76"><text:tab/></text:span><text:span text:style-name="T88">class</text:span><text:span text:style-name="T19"> BeepListener </text:span><text:span text:style-name="T88">implements</text:span><text:span text:style-name="T19"> ActionListener {</text:span><text:span text:style-name="T24"> Voir code source }</text:span></text:p>
      <text:p text:style-name="P70"/>
      <text:p text:style-name="P69">Maintenance adaptative :</text:p>
      <text:p text:style-name="P69"/>
      <text:p text:style-name="P72"><text:span text:style-name="T110">3-<text:tab/>Afin de permettre à l'utilisateur de reçevoir des billets de 5$, il faut modifier la méthode <text:tab/></text:span><text:span text:style-name="T13">getSpecificsFromCustomer()</text:span><text:span text:style-name="T9"> </text:span><text:span text:style-name="T67">de la classe </text:span><text:span text:style-name="T68">Retrait </text:span><text:span text:style-name="T69">de manière à ce que le client ait l'option de <text:tab/>retirer 5$, 10$ et 15$, en plus des autres options. Il faudrait aussi modifier la manière <text:tab/>d'initialiser l'argent qui sera dans la machine: il faudra demander le nombre 5$ en plus de celui </text:span><text:span text:style-name="T69"><text:tab/>des 20$. <text:s/>De plus, puisqu'il y a deux types d'argents, il faut les compter afin de déterminer s'il <text:tab/>reste assez de l'un ou l'autre pour faire un retrait d'argent. </text:span></text:p>
      <text:p text:style-name="P67"/>
      <text:p text:style-name="P72"><text:span text:style-name="T69"><text:tab/>Il faut d'abord demander à l'utilisateur de saisir un nombre de 20$ et un nombre de 5$ à <text:tab/>mettre <text:tab/>dans la machine, pour faire ceci il faut créer un deuxième </text:span><text:span text:style-name="T68">PanneauBillet </text:span><text:span text:style-name="T69">dans la classe <text:tab/></text:span><text:span text:style-name="T68">GUI. <text:tab/></text:span><text:span text:style-name="T69">Pour qu'il affiche le bon message, le constructeur de </text:span><text:span text:style-name="T68">PanneauBillet </text:span><text:span text:style-name="T69">prendra en paramètre la <text:tab/>valeur du billet. Dans la méthode </text:span><text:span text:style-name="T10">getInitialCash() </text:span><text:span text:style-name="T69">de la classe </text:span><text:span text:style-name="T68">GUI</text:span><text:span text:style-name="T69">, on affiche le premier <text:tab/>panneau; on saisit la valeur et on affiche le second paneau; on saisit la valeur. Les valeurs <text:tab/>saisies seront <text:s/>stockées dans des nouvelles propriétées </text:span><text:span text:style-name="T85">private</text:span><text:span text:style-name="T10"> </text:span><text:span text:style-name="T85">int</text:span><text:span text:style-name="T10"> </text:span><text:span text:style-name="T115">nbOfBills </text:span><text:span text:style-name="T69">de <text:s/>la classe <text:tab/></text:span><text:span text:style-name="T68">PanneauBillet </text:span><text:span text:style-name="T69">puis </text:span><text:span text:style-name="T68"><text:s/></text:span><text:span text:style-name="T85">private</text:span><text:span text:style-name="T10"> </text:span><text:span text:style-name="T85">int</text:span><text:span text:style-name="T10"> </text:span><text:span text:style-name="T115">nbOf20</text:span><text:span text:style-name="T10"> </text:span><text:span text:style-name="T69">et</text:span><text:span text:style-name="T10"> </text:span><text:span text:style-name="T85">private</text:span><text:span text:style-name="T10"> </text:span><text:span text:style-name="T85">int</text:span><text:span text:style-name="T10"> </text:span><text:span text:style-name="T115">nbOf5</text:span><text:span text:style-name="T68"> </text:span><text:span text:style-name="T69">de la classe</text:span><text:span text:style-name="T68"> Simulation.</text:span></text:p>
      <text:p text:style-name="P67"/>
      <text:p text:style-name="P72"><text:span text:style-name="T69"><text:tab/>Ces valeurs seront utilisées par la méthode </text:span><text:span text:style-name="T11">checkCashOnHand(Argent </text:span><text:span text:style-name="T97">amount</text:span><text:span text:style-name="T11">)</text:span><text:span text:style-name="T10"> </text:span><text:span text:style-name="T46">de</text:span><text:span text:style-name="T10"> </text:span><text:span text:style-name="T69">la classe </text:span><text:soft-page-break/><text:span text:style-name="T69"><text:tab/></text:span><text:span text:style-name="T68">DistribiteurArgent </text:span><text:span text:style-name="T69">afin de calculer la possibilité de retirer de l'argent sachant qu'il ne reste <text:tab/>qu'un certain nombre <text:tab/>de 5$ et de 20$. Pour faire ceci, un algorithme vorace sera <text:s/>utilisé <text:tab/>dans la <text:tab/>méthode pour déterminer quel type d'argent sera utilisé ainsi que la quantité: Le programme <text:tab/>essaiera de n'utiliser que des 20$, mais si ce n'est pas possible il utilisera des 5$.</text:span><text:span text:style-name="T14"> </text:span><text:span text:style-name="T71">Le nombre <text:tab/>de billets dans la machine sera mis à jour dans la méthode </text:span><text:span text:style-name="T14">dispenseCash(Argent <text:tab/></text:span><text:span text:style-name="T98">amount</text:span><text:span text:style-name="T14">) </text:span><text:span text:style-name="T71">la classe </text:span><text:span text:style-name="T72">DistribiteurArgent </text:span><text:span text:style-name="T71">en utilisant les propriétée </text:span><text:span text:style-name="T86">private</text:span><text:span text:style-name="T14"> </text:span><text:span text:style-name="T86">int</text:span><text:span text:style-name="T14"> </text:span><text:span text:style-name="T117">nbOf20Used</text:span><text:span text:style-name="T14"> <text:tab/></text:span><text:span text:style-name="T47">et</text:span><text:span text:style-name="T12"> </text:span><text:span text:style-name="T116">nbOf5Used</text:span><text:span text:style-name="T12">.</text:span></text:p>
      <text:p text:style-name="P72"><text:span text:style-name="T69"><text:tab/></text:span><text:span text:style-name="T57">Dans la classe </text:span><text:span text:style-name="T58">Retrait</text:span></text:p>
      <text:p text:style-name="P68"/>
      <text:p text:style-name="P75"><text:span text:style-name="T65"><text:s text:c="4"/></text:span><text:span text:style-name="T92">p</text:span><text:span text:style-name="T92">rotected</text:span><text:span text:style-name="T65"> Message getSpecificsFromCustomer() </text:span><text:span text:style-name="T92">throws</text:span><text:span text:style-name="T65"> ConsoleClient.Cancelled</text:span></text:p>
      <text:p text:style-name="P23"><text:s text:c="4"/>{</text:p>
      <text:p text:style-name="P45"><text:span text:style-name="T4"><text:s text:c="8"/></text:span><text:span text:style-name="T21">(…)</text:span></text:p>
      <text:p text:style-name="P45"><text:tab/> <text:span text:style-name="T4"><text:s/>String [] </text:span><text:span text:style-name="T96">amountOptions</text:span><text:span text:style-name="T4"> = { </text:span><text:span text:style-name="T108">"$5"</text:span><text:span text:style-name="T64">, </text:span><text:span text:style-name="T108">"$10"</text:span><text:span text:style-name="T64">, </text:span><text:span text:style-name="T108">"$15"</text:span><text:span text:style-name="T4">, </text:span><text:span text:style-name="T107">"$20"</text:span><text:span text:style-name="T4">, </text:span><text:span text:style-name="T107">"$40"</text:span><text:span text:style-name="T4">, </text:span><text:span text:style-name="T107">"$60"</text:span><text:span text:style-name="T4">, </text:span><text:span text:style-name="T107">"$100"</text:span><text:span text:style-name="T4">, <text:tab/><text:tab/><text:tab/><text:tab/><text:tab/><text:tab/></text:span><text:span text:style-name="T107">"$200"</text:span><text:span text:style-name="T4"> };</text:span></text:p>
      <text:p text:style-name="P45"><text:span text:style-name="T4"><text:s text:c="8"/>Argent [] </text:span><text:span text:style-name="T96">amountValues</text:span><text:span text:style-name="T4"> = { </text:span></text:p>
      <text:p text:style-name="P45"><text:span text:style-name="T4"><text:s text:c="34"/></text:span><text:span text:style-name="T82">new</text:span><text:span text:style-name="T64"> Argent(5), </text:span><text:span text:style-name="T82">new</text:span><text:span text:style-name="T64"> Argent(10), </text:span><text:span text:style-name="T82">new</text:span><text:span text:style-name="T64"> Argent(15)</text:span><text:span text:style-name="T4">, </text:span><text:span text:style-name="T81">new</text:span><text:span text:style-name="T4"> <text:tab/><text:tab/><text:tab/><text:tab/><text:tab/><text:tab/>Argent(20), </text:span><text:span text:style-name="T81">new</text:span><text:span text:style-name="T4"> Argent(40), </text:span><text:span text:style-name="T81">new</text:span><text:span text:style-name="T4"> Argent(60),</text:span></text:p>
      <text:p text:style-name="P45"><text:span text:style-name="T4"><text:s text:c="34"/></text:span><text:span text:style-name="T81">new</text:span><text:span text:style-name="T4"> Argent(100), </text:span><text:span text:style-name="T81">new</text:span><text:span text:style-name="T4"> Argent(200)</text:span></text:p>
      <text:p text:style-name="P23"><text:s text:c="32"/>};</text:p>
      <text:p text:style-name="P45"><text:span text:style-name="T4"><text:tab/></text:span><text:span text:style-name="T21">(…)</text:span></text:p>
      <text:p text:style-name="P24"><text:s text:c="5"/>}</text:p>
      <text:p text:style-name="P67"><text:tab/></text:p>
      <text:p text:style-name="P71"><text:span text:style-name="T109"><text:tab/></text:span>Dans la classe <text:span text:style-name="T2">PanneauGuichet</text:span></text:p>
      <text:p text:style-name="P72"/>
      <text:p text:style-name="P72"><text:tab/><text:span text:style-name="T87">public</text:span><text:span text:style-name="T7"> </text:span><text:span text:style-name="T87">static</text:span><text:span text:style-name="T7"> </text:span><text:span text:style-name="T87">final</text:span><text:span text:style-name="T7"> </text:span><text:span text:style-name="T87">int</text:span><text:span text:style-name="T7"> </text:span><text:span text:style-name="T118">DISPLAYABLE_LINES</text:span><text:span text:style-name="T7"> = <text:s text:c="4"/></text:span><text:span text:style-name="T15">12;</text:span></text:p>
      <text:p text:style-name="P68"/>
      <text:p text:style-name="P68"><text:span text:style-name="T111"><text:tab/></text:span><text:span text:style-name="T3">Dans la classe </text:span>PanneauBillet </text:p>
      <text:p text:style-name="P68"/>
      <text:p text:style-name="P76"><text:span text:style-name="T62"><text:s text:c="4"/></text:span><text:span text:style-name="T62">PanneauBillets(</text:span><text:span text:style-name="T82">int</text:span><text:span text:style-name="T63"> </text:span><text:span text:style-name="T101">amount</text:span><text:span text:style-name="T62">)</text:span></text:p>
      <text:p text:style-name="P23"><text:s text:c="4"/>{</text:p>
      <text:p text:style-name="P23"><text:s text:c="6"/>(…)</text:p>
      <text:p text:style-name="P45"><text:span text:style-name="T4"><text:s text:c="8"/>add(</text:span><text:span text:style-name="T81">new</text:span><text:span text:style-name="T4"> Label(</text:span><text:span text:style-name="T107">"de billets de $</text:span><text:span text:style-name="T108">"</text:span><text:span text:style-name="T64">+</text:span><text:span text:style-name="T100">amount</text:span><text:span text:style-name="T64">+</text:span><text:span text:style-name="T108">"</text:span><text:span text:style-name="T107"> dans le distributeur d'argent."</text:span><text:span text:style-name="T4">, </text:span></text:p>
      <text:p text:style-name="P45"><text:span text:style-name="T4"><text:s text:c="22"/>Label.</text:span><text:span text:style-name="T123">CENTER</text:span><text:span text:style-name="T4">));</text:span></text:p>
      <text:p text:style-name="P23"><text:s text:c="6"/>(…)</text:p>
      <text:p text:style-name="P45"><text:span text:style-name="T4"><text:s text:c="8"/>add(</text:span><text:span text:style-name="T81">new</text:span><text:span text:style-name="T4"> Label(</text:span><text:span text:style-name="T107">"Veuillez entrer le nombre de billets de $</text:span><text:span text:style-name="T108">"</text:span><text:span text:style-name="T64">+</text:span><text:span text:style-name="T100">amount</text:span><text:span text:style-name="T64">+</text:span><text:span text:style-name="T108">"</text:span><text:span text:style-name="T107">."</text:span><text:span text:style-name="T4">, </text:span></text:p>
      <text:p text:style-name="P45"><text:span text:style-name="T4"><text:s text:c="22"/>Label.</text:span><text:span text:style-name="T123">CENTER</text:span><text:span text:style-name="T4">));</text:span></text:p>
      <text:p text:style-name="P23"><text:s text:c="5"/><text:tab/>(…)</text:p>
      <text:p text:style-name="P23"><text:s text:c="4"/>}</text:p>
      <text:p text:style-name="P34"/>
      <text:p text:style-name="P48"><text:span text:style-name="T62"><text:s text:c="4"/></text:span><text:span text:style-name="T84">synchronized</text:span><text:span text:style-name="T62"> </text:span><text:span text:style-name="T84">int</text:span><text:span text:style-name="T62"> readBills()</text:span></text:p>
      <text:p text:style-name="P23"><text:s text:c="4"/>{</text:p>
      <text:p text:style-name="P23"><text:s text:c="4"/><text:tab/>(…)</text:p>
      <text:p text:style-name="P45"><text:span text:style-name="T4"><text:s text:c="8"/></text:span><text:span text:style-name="T82">this</text:span><text:span text:style-name="T64">.</text:span><text:span text:style-name="T114">nbOfBills</text:span><text:span text:style-name="T64"> = </text:span><text:span text:style-name="T100">billsNumber</text:span><text:span text:style-name="T64">;</text:span></text:p>
      <text:p text:style-name="P45"><text:span text:style-name="T4"><text:s text:c="8"/></text:span><text:span text:style-name="T81">return</text:span><text:span text:style-name="T4"> </text:span><text:span text:style-name="T96">billsNumber</text:span><text:span text:style-name="T4">;</text:span></text:p>
      <text:p text:style-name="P23"><text:s text:c="4"/>}</text:p>
      <text:p text:style-name="P26"/>
      <text:p text:style-name="P51"><text:span text:style-name="T32"><text:tab/>l'ajout de </text:span><text:span text:style-name="T126">nbOfBills</text:span><text:span text:style-name="T32"> </text:span><text:span text:style-name="T66">ainsi que son «get»</text:span></text:p>
      <text:p text:style-name="P26"><text:s text:c="4"/></text:p>
      <text:p text:style-name="P40"><text:tab/></text:p>
      <text:p text:style-name="P34"/>
      <text:p text:style-name="P48"><text:span text:style-name="T28"><text:tab/></text:span><text:span text:style-name="T35">Dans la classe </text:span><text:span text:style-name="T33">GUI</text:span></text:p>
      <text:p text:style-name="P34"><text:soft-page-break/></text:p>
      <text:p text:style-name="P49"><text:span text:style-name="T65"><text:s text:c="4"/>GUI(SimPanneauOperation </text:span><text:span text:style-name="T102">operatorPanel</text:span><text:span text:style-name="T65">,(…))</text:span></text:p>
      <text:p text:style-name="P23"><text:s text:c="4"/></text:p>
      <text:p text:style-name="P23"><text:s text:c="4"/>{</text:p>
      <text:p text:style-name="P23"><text:s text:c="8"/>(…)</text:p>
      <text:p text:style-name="P45"><text:span text:style-name="T4"><text:s text:c="8"/></text:span><text:span text:style-name="T113">billsPanel</text:span><text:span text:style-name="T4"> = </text:span><text:span text:style-name="T81">new</text:span><text:span text:style-name="T4"> PanneauBillets(</text:span><text:span text:style-name="T64">20</text:span><text:span text:style-name="T4">);</text:span></text:p>
      <text:p text:style-name="P45"><text:span text:style-name="T4"><text:s text:c="8"/>add(</text:span><text:span text:style-name="T113">billsPanel</text:span><text:span text:style-name="T4">, </text:span><text:span text:style-name="T108">"BILLETS20"</text:span><text:span text:style-name="T4">);</text:span></text:p>
      <text:p text:style-name="P23"><text:s text:c="8"/></text:p>
      <text:p text:style-name="P45"><text:span text:style-name="T4"><text:s text:c="8"/></text:span><text:span text:style-name="T114">billsPanel2</text:span><text:span text:style-name="T64"> <text:s/>= </text:span><text:span text:style-name="T82">new</text:span><text:span text:style-name="T64"> PanneauBillets(5);</text:span><text:span text:style-name="T4"> </text:span></text:p>
      <text:p text:style-name="P45"><text:span text:style-name="T4"><text:s text:c="8"/></text:span><text:span text:style-name="T64">add(</text:span><text:span text:style-name="T114">billsPanel2</text:span><text:span text:style-name="T64">, </text:span><text:span text:style-name="T108">"BILLET5"</text:span><text:span text:style-name="T64">);</text:span><text:span text:style-name="T4"> <text:s text:c="5"/></text:span></text:p>
      <text:p text:style-name="P23"><text:s text:c="4"/>}</text:p>
      <text:p text:style-name="P45"><text:span text:style-name="T4"><text:s text:c="4"/></text:span><text:span text:style-name="T81">public</text:span><text:span text:style-name="T4"> Argent getInitialCash() </text:span></text:p>
      <text:p text:style-name="P23"><text:s text:c="4"/>{</text:p>
      <text:p text:style-name="P45"><text:span text:style-name="T4"><text:s text:c="8"/></text:span><text:span text:style-name="T113">mainLayout</text:span><text:span text:style-name="T4">.show(</text:span><text:span text:style-name="T81">this</text:span><text:span text:style-name="T4">, </text:span><text:span text:style-name="T108">"BILLETS20"</text:span><text:span text:style-name="T4">);</text:span></text:p>
      <text:p text:style-name="P45"><text:span text:style-name="T4"><text:s text:c="8"/></text:span><text:span text:style-name="T81">int</text:span><text:span text:style-name="T4"> </text:span><text:span text:style-name="T96">numberOfBills</text:span><text:span text:style-name="T100">20</text:span><text:span text:style-name="T4"> = </text:span><text:span text:style-name="T113">billsPanel</text:span><text:span text:style-name="T4">.readBills(); </text:span></text:p>
      <text:p text:style-name="P45"><text:span text:style-name="T4"><text:s text:c="8"/></text:span><text:span text:style-name="T114">mainLayout</text:span><text:span text:style-name="T64">.show(</text:span><text:span text:style-name="T82">this</text:span><text:span text:style-name="T64">, </text:span><text:span text:style-name="T108">"BILLET5"</text:span><text:span text:style-name="T64">);</text:span><text:span text:style-name="T4"> </text:span></text:p>
      <text:p text:style-name="P45"><text:span text:style-name="T4"><text:s text:c="8"/></text:span><text:span text:style-name="T82">int</text:span><text:span text:style-name="T64"> </text:span><text:span text:style-name="T100">numberOfBills5</text:span><text:span text:style-name="T64"> = </text:span><text:span text:style-name="T114">billsPanel2</text:span><text:span text:style-name="T64">.readBills();</text:span><text:span text:style-name="T4"> </text:span></text:p>
      <text:p text:style-name="P45"><text:span text:style-name="T4"><text:s text:c="8"/></text:span><text:span text:style-name="T113">mainLayout</text:span><text:span text:style-name="T4">.show(</text:span><text:span text:style-name="T81">this</text:span><text:span text:style-name="T4">, </text:span><text:span text:style-name="T107">"GUICHET"</text:span><text:span text:style-name="T4">);</text:span></text:p>
      <text:p text:style-name="P45"><text:span text:style-name="T4"><text:s text:c="8"/></text:span><text:span text:style-name="T64">Simulation.</text:span><text:span text:style-name="T55">getInstance</text:span><text:span text:style-name="T64">().setNbOf20(</text:span><text:span text:style-name="T114">billsPanel</text:span><text:span text:style-name="T64">.getNbOfBills());</text:span></text:p>
      <text:p text:style-name="P45"><text:span text:style-name="T4"><text:s text:c="8"/></text:span><text:span text:style-name="T64">Simulation.</text:span><text:span text:style-name="T55">getInstance</text:span><text:span text:style-name="T64">().setNbOf5(</text:span><text:span text:style-name="T114">billsPanel2</text:span><text:span text:style-name="T64">.getNbOfBills());</text:span></text:p>
      <text:p text:style-name="P23"><text:s text:c="8"/><text:span text:style-name="T81">return</text:span> <text:span text:style-name="T81">new</text:span> Argent(20 * <text:span text:style-name="T96">numberOfBills</text:span><text:span text:style-name="T100">20</text:span><text:span text:style-name="T133"> + 5* </text:span><text:span text:style-name="T100">numberOfBills5</text:span>); <text:s/></text:p>
      <text:p text:style-name="P23"><text:s text:c="4"/>}</text:p>
      <text:p text:style-name="P64"><text:tab/></text:p>
      <text:p text:style-name="P64"><text:tab/>l'ajout de <text:s/><text:span text:style-name="T120">billsPanel2 </text:span><text:span text:style-name="T150">ainsi que son «get»</text:span></text:p>
      <text:p text:style-name="P37"/>
      <text:p text:style-name="P54"><text:span text:style-name="T67"><text:tab/></text:span><text:span text:style-name="T59">Dans la classe </text:span><text:span text:style-name="T58">Simulation</text:span></text:p>
      <text:p text:style-name="P34"/>
      <text:p text:style-name="P58"><text:span text:style-name="T4"><text:tab/>l'ajout de <text:s/></text:span><text:span text:style-name="T119">nbOf20 et <text:s/>nbOf5</text:span><text:span text:style-name="T147">,</text:span><text:span text:style-name="T119"> </text:span><text:span text:style-name="T6">ainsi que leurs «get» et «set» respectives</text:span></text:p>
      <text:p text:style-name="P29"/>
      <text:p text:style-name="P45"><text:span text:style-name="T143"><text:tab/></text:span><text:span text:style-name="T137">Dans la classe </text:span><text:span text:style-name="T138">DistributerArgent</text:span></text:p>
      <text:p text:style-name="P55"/>
      <text:p text:style-name="P49"><text:span text:style-name="T4"><text:s text:c="4"/></text:span><text:span text:style-name="T80">public</text:span><text:span text:style-name="T4"> </text:span><text:span text:style-name="T80">boolean</text:span><text:span text:style-name="T4"> checkCashOnHand(Argent </text:span><text:span text:style-name="T96">amount</text:span><text:span text:style-name="T4">)</text:span></text:p>
      <text:p text:style-name="P63"><text:s text:c="4"/>{ <text:s text:c="2"/><text:tab/></text:p>
      <text:p text:style-name="P47"><text:span text:style-name="T65"><text:s text:c="4"/><text:tab/>(Voir le code source, cette méthode a été complètement réécrite : si il n'y a pas <text:tab/>assez d'argent dans la machine, retourner false sinon exécuter un algorithme vorace <text:tab/>pour déterminer le nombre de billet</text:span><text:span text:style-name="T74">s</text:span><text:span text:style-name="T65"> à envoyer au client, retourne false s'il n'y <text:tab/>pas assez de 20$ et de 5$ pour former le montant nécessaire, retourne true sinon. <text:tab/>Dans les deux cas, nbOf20Used et nbOf5Used est mis à jour pour potentiellement <text:tab/>être utilisé</text:span><text:span text:style-name="T74">es</text:span><text:span text:style-name="T65"> dans la méthode dispenseCash() )</text:span></text:p>
      <text:p text:style-name="P26"><text:s text:c="4"/>}</text:p>
      <text:p text:style-name="P34"/>
      <text:p text:style-name="P51"><text:span text:style-name="T70"><text:s text:c="4"/></text:span><text:span text:style-name="T90">public</text:span><text:span text:style-name="T70"> </text:span><text:span text:style-name="T90">void</text:span><text:span text:style-name="T70"> dispenseCash(Argent </text:span><text:span text:style-name="T103">amount</text:span><text:span text:style-name="T70">)</text:span></text:p>
      <text:p text:style-name="P23"><text:s text:c="4"/>{ <text:s/></text:p>
      <text:p text:style-name="P45"><text:span text:style-name="T4"><text:s text:c="4"/><text:tab/></text:span><text:span text:style-name="T64">Simulation.</text:span><text:span text:style-name="T55">getInstance</text:span><text:span text:style-name="T64">().setNbOf20(Simulation.</text:span><text:span text:style-name="T55">getInstance</text:span><text:span text:style-name="T64">().getNbOf20()-</text:span><text:span text:style-name="T114">nbOf20Used</text:span><text:span text:style-name="T64">);</text:span></text:p>
      <text:p text:style-name="P46"><text:span text:style-name="T65"><text:s text:c="4"/><text:tab/></text:span><text:span text:style-name="T4">Simulation.</text:span><text:span text:style-name="T54">getInstance</text:span><text:span text:style-name="T4">().setNbOf</text:span><text:span text:style-name="T73">5</text:span><text:span text:style-name="T4">(Simulation.</text:span><text:span text:style-name="T54">getInstance</text:span><text:span text:style-name="T4">().getNbOf5()-</text:span><text:span text:style-name="T113">nbOf5Used</text:span><text:span text:style-name="T4">);</text:span></text:p>
      <text:p text:style-name="P23"><text:tab/>(…)</text:p>
      <text:p text:style-name="P45"><text:span text:style-name="T4"><text:s text:c="4"/>}</text:span> <text:span text:style-name="T132"><text:s/></text:span></text:p>
      <text:p text:style-name="P56">Maintenance perfective :</text:p>
      <text:p text:style-name="P56"/>
      <text:p text:style-name="P59">4-<text:tab/>Pour mentioner le fait qu'une carte a était retenue par la machine, il faudrait modifier la méthode <text:tab/><text:span text:style-name="T16">retainCard()</text:span><text:span text:style-name="T5"> </text:span><text:span text:style-name="T48">de la classe</text:span><text:span text:style-name="T5"> </text:span><text:span text:style-name="T61">LecteurCarte </text:span><text:span text:style-name="T51">pour recevoir en paramètre la carte à retenir. Cette </text:span><text:span text:style-name="T51"><text:tab/>information sera utilisée dans la méthode </text:span><text:span text:style-name="T5">logCardRetained(compte.Carte </text:span><text:span text:style-name="T99">carte</text:span><text:span text:style-name="T5">) </text:span><text:span text:style-name="T48">de la classe</text:span><text:span text:style-name="T5"> </text:span><text:soft-page-break/><text:span text:style-name="T5"><text:tab/></text:span><text:span text:style-name="T61">Journal </text:span><text:span text:style-name="T51">pour afficher le numéro de la carte retenue par la machine, ainsi que la <text:tab/>date à laquelle <text:tab/>cette action a été effectuée. Il faudrait aussi mettre à jour l'appel de </text:span><text:span text:style-name="T51">la</text:span><text:span text:style-name="T51"> méthode </text:span><text:span text:style-name="T6">retainCard() <text:tab/></text:span><text:span text:style-name="T49">dans la classe </text:span><text:span text:style-name="T50">Transaction.</text:span></text:p>
      <text:p text:style-name="P58"><text:tab/></text:p>
      <text:p text:style-name="P57"><text:span text:style-name="T109"><text:tab/></text:span>Dans la classe <text:span text:style-name="T2">LecteurCarte</text:span></text:p>
      <text:p text:style-name="P27"><text:s text:c="4"/></text:p>
      <text:p text:style-name="P50"><text:span text:style-name="T61"><text:tab/></text:span><text:span text:style-name="T81">public</text:span><text:span text:style-name="T4"> </text:span><text:span text:style-name="T81">void</text:span><text:span text:style-name="T4"> retainCard(</text:span><text:span text:style-name="T64">Carte carte</text:span><text:span text:style-name="T4">)</text:span></text:p>
      <text:p text:style-name="P23"><text:s text:c="4"/>{</text:p>
      <text:p text:style-name="P45"><text:span text:style-name="T4"><text:s text:c="4"/><text:tab/></text:span><text:span text:style-name="T114">atm</text:span><text:span text:style-name="T64">.getLog().logCardRetained(carte);</text:span></text:p>
      <text:p text:style-name="P23"><text:s text:c="8"/>Simulation.<text:span text:style-name="T135">getInstance</text:span>().retainCard();</text:p>
      <text:p text:style-name="P23"><text:s text:c="4"/>}</text:p>
      <text:p text:style-name="P23"><text:tab/><text:span text:style-name="T141">Dans la classe </text:span><text:span text:style-name="T139">Journal</text:span></text:p>
      <text:p text:style-name="P34"/>
      <text:p text:style-name="P25"><text:span text:style-name="T112"><text:s text:c="4"/></text:span><text:span text:style-name="T89">public</text:span><text:span text:style-name="T111"> </text:span><text:span text:style-name="T89">void</text:span><text:span text:style-name="T111"> logCardRetained(compte.Carte </text:span><text:span text:style-name="T103">carte</text:span><text:span text:style-name="T111">) {</text:span></text:p>
      <text:p text:style-name="P26"><text:s text:c="4"/><text:tab/></text:p>
      <text:p text:style-name="P46"><text:span text:style-name="T65"><text:s text:c="4"/><text:tab/></text:span><text:span text:style-name="T4">String </text:span><text:span text:style-name="T96">date</text:span><text:span text:style-name="T4"> = </text:span><text:span text:style-name="T81">new</text:span><text:span text:style-name="T4"> SimpleDateFormat(</text:span><text:span text:style-name="T107">"yyyy/MM/dd HH:mm:ss"</text:span><text:span text:style-name="T4">).format(</text:span><text:span text:style-name="T81">new</text:span><text:span text:style-name="T4"> Date());</text:span></text:p>
      <text:p text:style-name="P46"><text:span text:style-name="T65"><text:s text:c="4"/><text:tab/></text:span><text:span text:style-name="T4">Simulation.</text:span><text:span text:style-name="T54">getInstance</text:span><text:span text:style-name="T4">().printLogLine(</text:span><text:span text:style-name="T107">"Retained: </text:span><text:span text:style-name="T107">c</text:span><text:span text:style-name="T107">ard "</text:span><text:span text:style-name="T4">+ </text:span><text:span text:style-name="T96">carte</text:span><text:span text:style-name="T4">.getNumber() + </text:span><text:span text:style-name="T107">" @ "</text:span><text:span text:style-name="T4">+</text:span><text:span text:style-name="T96">date</text:span><text:span text:style-name="T4">);</text:span></text:p>
      <text:p text:style-name="P25"><text:span text:style-name="T132"><text:s text:c="4"/></text:span>}</text:p>
      <text:p text:style-name="P26"/>
      <text:p text:style-name="P25"><text:span text:style-name="T144"><text:tab/></text:span><text:span text:style-name="T142">Dans la classe </text:span><text:span text:style-name="T140">Transaction</text:span></text:p>
      <text:p text:style-name="P34"/>
      <text:p text:style-name="P23"><text:span text:style-name="T112"><text:s text:c="4"/></text:span><text:span text:style-name="T91">public</text:span><text:span text:style-name="T112"> Etat performInvalidPINExtension() </text:span><text:span text:style-name="T91">throws</text:span><text:span text:style-name="T112"> ConsoleClient.Cancelled,CardRetained</text:span> <text:s text:c="49"/></text:p>
      <text:p text:style-name="P23"><text:s text:c="4"/>{</text:p>
      <text:p text:style-name="P45"><text:span text:style-name="T4"><text:tab/></text:span><text:span text:style-name="T20">(…)</text:span></text:p>
      <text:p text:style-name="P45"><text:span text:style-name="T4"><text:s text:c="8"/></text:span><text:span text:style-name="T113">atm</text:span><text:span text:style-name="T4">.getCardReader().retainCard(</text:span><text:span text:style-name="T114">card</text:span><text:span text:style-name="T4">);</text:span><text:span text:style-name="T4">\</text:span></text:p>
      <text:p text:style-name="P45"><text:span text:style-name="T4"><text:tab/></text:span><text:span text:style-name="T20">(…)</text:span></text:p>
      <text:p text:style-name="P23"><text:s text:c="4"/>}</text:p>
      <text:p text:style-name="P41"/>
      <text:p text:style-name="P41">5-<text:tab/>Pour ajouter l'option de payer une facture, il faudrait s'assurer de trois éléments :</text:p>
      <text:p text:style-name="P60"><text:tab/>(1) L'utilisateur doit entrer un numéro de facture.</text:p>
      <text:p text:style-name="P60"><text:tab/>(2) Un message avec le numéro de la facture doit être envoyé à la banque.</text:p>
      <text:p text:style-name="P60"><text:tab/>(3) La banque doit pouvoir traiter les demandes de payement de facture.</text:p>
      <text:p text:style-name="P60"/>
      <text:p text:style-name="P60"><text:tab/>Il faudrait d'abord ajouter un nouveau type de menu dans <text:s/><text:span text:style-name="T121">TRANSACTION_TYPES_MENU </text:span><text:span text:style-name="T131">et </text:span><text:span text:style-name="T146">un <text:tab/>nouveau type de Transaction dans la méthode</text:span><text:span text:style-name="T131"> </text:span><text:span text:style-name="T17">makeTransaction() </text:span><text:span text:style-name="T39">de la classe </text:span><text:span text:style-name="T40">Transaction <text:tab/></text:span><text:span text:style-name="T39">pour donner la possibilité de payer la facture au client.</text:span></text:p>
      <text:p text:style-name="P42"/>
      <text:p text:style-name="P60"><text:span text:style-name="T39"><text:tab/>Dans la nouvelle classe </text:span><text:span text:style-name="T40">PayementFacture</text:span><text:span text:style-name="T39"> qui hérite de </text:span><text:span text:style-name="T40">Transaction, </text:span><text:span text:style-name="T39">la méthode <text:tab/></text:span><text:span text:style-name="T17">getSpecificsFromCustomer() </text:span><text:span text:style-name="T39">demandera le compte sur lequel l'utilisateur veut payer sa <text:tab/>facture. Ensuite, pour satisfaire (1), on demande à l'utilisateur d'entrer le numéro de la facture. Il <text:tab/>faudrait donc créer un mode de lecture du numéro de la facture en créant un nouveau mode <text:tab/>dans la classe </text:span><text:span text:style-name="T37">SimClavier.</text:span></text:p>
      <text:p text:style-name="P43"/>
      <text:p text:style-name="P60"><text:span text:style-name="T37"><text:tab/></text:span><text:span text:style-name="T38">Pour satisfaire (2), il faudrait crée un message à partir de la méthode <text:tab/></text:span><text:span text:style-name="T18">getSpecificsFromCustomer() </text:span><text:span text:style-name="T38">de la classe </text:span><text:span text:style-name="T37">PayementFacture </text:span><text:span text:style-name="T38">qui prend en compte le numéro <text:tab/>de la facture, donc le message sera de type </text:span><text:span text:style-name="T37">MessageFacture</text:span><text:span text:style-name="T38"> qui héritera de </text:span><text:span text:style-name="T37">Message.</text:span></text:p>
      <text:p text:style-name="P43"/>
      <text:p text:style-name="P43"><text:tab/></text:p>
      <text:p text:style-name="P60"><text:span text:style-name="T37"><text:tab/></text:span><text:span text:style-name="T38">Pour satisfaire (3), la banque qui reçoit le message détectera que c'est un payement de facture, </text:span><text:soft-page-break/><text:span text:style-name="T38"><text:tab/>puis appelera la méthode b</text:span><text:span text:style-name="T18">illPayement() </text:span><text:span text:style-name="T38">de la classe</text:span><text:span text:style-name="T37"> BanqueSimulee </text:span><text:span text:style-name="T38">pour déterminer si oui <text:tab/>ou non le payement sera accepté.<text:tab/></text:span></text:p>
      <text:p text:style-name="P44"/>
      <text:p text:style-name="P45"><text:span text:style-name="T32"><text:tab/></text:span><text:span text:style-name="T36">Dans la classe </text:span><text:span text:style-name="T34">Transaction</text:span></text:p>
      <text:p text:style-name="P45"/>
      <text:p text:style-name="P45"><text:span text:style-name="T4"><text:s text:c="3"/></text:span><text:span text:style-name="T81">public</text:span><text:span text:style-name="T4"> </text:span><text:span text:style-name="T81">static</text:span><text:span text:style-name="T4"> Transaction makeTransaction(</text:span><text:span text:style-name="T96">...</text:span><text:span text:style-name="T4">) </text:span><text:span text:style-name="T81">throws</text:span><text:span text:style-name="T4"> ConsoleClient.Cancelled</text:span></text:p>
      <text:p text:style-name="P23"><text:s text:c="3"/>{</text:p>
      <text:p text:style-name="P45"><text:span text:style-name="T20"><text:tab/><text:tab/></text:span><text:span text:style-name="T20">(…)</text:span></text:p>
      <text:p text:style-name="P45"><text:span text:style-name="T4"><text:s text:c="12"/></text:span><text:span text:style-name="T81">case</text:span><text:span text:style-name="T4"> 4:</text:span></text:p>
      <text:p text:style-name="P23"><text:s text:c="12"/><text:tab/></text:p>
      <text:p text:style-name="P45"><text:span text:style-name="T4"><text:s text:c="12"/><text:tab/></text:span><text:span text:style-name="T82">return</text:span><text:span text:style-name="T64"> </text:span><text:span text:style-name="T82">new</text:span><text:span text:style-name="T64"> PayementFacture(</text:span><text:span text:style-name="T100">atm</text:span><text:span text:style-name="T64">, </text:span><text:span text:style-name="T100">session</text:span><text:span text:style-name="T64">, </text:span><text:span text:style-name="T100">card</text:span><text:span text:style-name="T64">, </text:span><text:span text:style-name="T100">pin</text:span><text:span text:style-name="T64">);</text:span></text:p>
      <text:p text:style-name="P45"><text:tab/><text:tab/><text:span text:style-name="T20">(…)</text:span></text:p>
      <text:p text:style-name="P45"><text:span text:style-name="T4"><text:s text:c="3"/></text:span><text:span text:style-name="T4">}</text:span></text:p>
      <text:p text:style-name="P23"/>
      <text:p text:style-name="P45"><text:span text:style-name="T4"><text:s text:c="4"/></text:span><text:span text:style-name="T81">private</text:span><text:span text:style-name="T4"> </text:span><text:span text:style-name="T81">static</text:span><text:span text:style-name="T4"> </text:span><text:span text:style-name="T81">final</text:span><text:span text:style-name="T4"> String [] </text:span><text:span text:style-name="T123">TRANSACTION_TYPES_MENU</text:span><text:span text:style-name="T4"> = </text:span></text:p>
      <text:p text:style-name="P45"><text:span text:style-name="T4"><text:s text:c="8"/>{ </text:span><text:span text:style-name="T107">"Retrait"</text:span><text:span text:style-name="T4">, </text:span><text:span text:style-name="T107">"Depot"</text:span><text:span text:style-name="T4">, </text:span><text:span text:style-name="T107">"Transfert"</text:span><text:span text:style-name="T4">, </text:span><text:span text:style-name="T107">"Demande solde"</text:span><text:span text:style-name="T64">, </text:span><text:span text:style-name="T108">"Payement de facture"</text:span><text:span text:style-name="T4">};</text:span></text:p>
      <text:p text:style-name="P23"/>
      <text:p text:style-name="P41"><text:tab/><text:span text:style-name="T152">Dans la classe </text:span><text:span text:style-name="T153">PayementFacture</text:span></text:p>
      <text:p text:style-name="P35"/>
      <text:p text:style-name="P38"><text:tab/>Voir la nouvelle classe dans le code source</text:p>
      <text:p text:style-name="P23"/>
      <text:p text:style-name="P45"><text:span text:style-name="T4"><text:tab/></text:span><text:span text:style-name="T36">Dans la classe </text:span><text:span text:style-name="T34">Message</text:span></text:p>
      <text:p text:style-name="P23"/>
      <text:p text:style-name="P45"><text:span text:style-name="T4"><text:s text:c="4"/></text:span><text:span text:style-name="T81">public</text:span><text:span text:style-name="T4"> String toString()</text:span></text:p>
      <text:p text:style-name="P23"><text:s text:c="4"/>{</text:p>
      <text:p text:style-name="P23"><text:s text:c="4"/><text:span text:style-name="T151">(…)</text:span></text:p>
      <text:p text:style-name="P45"><text:span text:style-name="T65"><text:s text:c="12"/></text:span><text:span text:style-name="T82">case</text:span><text:span text:style-name="T64"> </text:span><text:span text:style-name="T124">BILL_PAYEMENT</text:span><text:span text:style-name="T64">:</text:span></text:p>
      <text:p text:style-name="P31"><text:s text:c="12"/><text:tab/></text:p>
      <text:p text:style-name="P52"><text:span text:style-name="T4"><text:s text:c="12"/><text:tab/></text:span><text:span text:style-name="T100">result</text:span><text:span text:style-name="T64"> += </text:span><text:span text:style-name="T108">"FACTURE "</text:span><text:span text:style-name="T64">;</text:span></text:p>
      <text:p text:style-name="P52"><text:span text:style-name="T4"><text:s text:c="12"/><text:tab/></text:span><text:span text:style-name="T82">break</text:span><text:span text:style-name="T64">;</text:span></text:p>
      <text:p text:style-name="P23"><text:s text:c="4"/><text:span text:style-name="T151">(…)</text:span></text:p>
      <text:p text:style-name="P23"><text:s text:c="4"/>}</text:p>
      <text:p text:style-name="P23"><text:s text:c="5"/></text:p>
      <text:p text:style-name="P45"><text:span text:style-name="T65"><text:s text:c="4"/></text:span><text:span text:style-name="T82">public</text:span><text:span text:style-name="T64"> </text:span><text:span text:style-name="T82">static</text:span><text:span text:style-name="T64"> </text:span><text:span text:style-name="T82">final</text:span><text:span text:style-name="T64"> </text:span><text:span text:style-name="T82">int</text:span><text:span text:style-name="T64"> </text:span><text:span text:style-name="T124">BILL_PAYEMENT</text:span><text:span text:style-name="T64"> = 5;</text:span></text:p>
      <text:p text:style-name="P33"/>
      <text:p text:style-name="P51"><text:span text:style-name="T4"><text:tab/></text:span><text:span text:style-name="T36">Dans la classe </text:span><text:span text:style-name="T34">MessageFacture</text:span></text:p>
      <text:p text:style-name="P34"/>
      <text:p text:style-name="P39"><text:tab/>voir la nouvelle classe dans le code source</text:p>
      <text:p text:style-name="P26"/>
      <text:p text:style-name="P26"><text:tab/><text:span text:style-name="T137">Dans la classe </text:span><text:span text:style-name="T138">ConsoleClient</text:span></text:p>
      <text:p text:style-name="P26"/>
      <text:p text:style-name="P26"><text:s text:c="4"/><text:span text:style-name="T82">public</text:span><text:span text:style-name="T133"> </text:span><text:span text:style-name="T82">int</text:span><text:span text:style-name="T133"> readBillNumber(String </text:span><text:span text:style-name="T100">prompt</text:span><text:span text:style-name="T133">) </text:span><text:span text:style-name="T82">throws</text:span><text:span text:style-name="T133"> Cancelled {</text:span></text:p>
      <text:p text:style-name="P31"><text:s text:c="4"/><text:tab/></text:p>
      <text:p text:style-name="P31"><text:s text:c="4"/><text:tab/><text:span text:style-name="T133">Simulation.</text:span><text:span text:style-name="T136">getInstance</text:span><text:span text:style-name="T133">().clearDisplay();</text:span></text:p>
      <text:p text:style-name="P52"><text:span text:style-name="T4"><text:s text:c="8"/></text:span><text:span text:style-name="T64">Simulation.</text:span><text:span text:style-name="T55">getInstance</text:span><text:span text:style-name="T64">().display(</text:span><text:span text:style-name="T100">prompt</text:span><text:span text:style-name="T64">);</text:span></text:p>
      <text:p text:style-name="P52"><text:span text:style-name="T4"><text:s text:c="8"/></text:span><text:span text:style-name="T64">Simulation.</text:span><text:span text:style-name="T55">getInstance</text:span><text:span text:style-name="T64">().display(</text:span><text:span text:style-name="T108">""</text:span><text:span text:style-name="T64">);</text:span></text:p>
      <text:p text:style-name="P31"><text:s text:c="8"/></text:p>
      <text:p text:style-name="P52"><text:span text:style-name="T4"><text:s text:c="8"/></text:span><text:span text:style-name="T64">String </text:span><text:span text:style-name="T100">input</text:span><text:span text:style-name="T64"> = Simulation.</text:span><text:span text:style-name="T55">getInstance</text:span><text:span text:style-name="T64">().readInput(Simulation.</text:span><text:span text:style-name="T124">BILL_MODE</text:span><text:span text:style-name="T64">, 0);</text:span></text:p>
      <text:p text:style-name="P31"><text:s text:c="8"/></text:p>
      <text:p text:style-name="P31"><text:s text:c="8"/><text:span text:style-name="T133">Simulation.</text:span><text:span text:style-name="T136">getInstance</text:span><text:span text:style-name="T133">().clearDisplay();</text:span></text:p>
      <text:p text:style-name="P31"><text:s text:c="8"/></text:p>
      <text:p text:style-name="P52"><text:span text:style-name="T4"><text:s text:c="8"/></text:span><text:span text:style-name="T82">if</text:span><text:span text:style-name="T64"> (</text:span><text:span text:style-name="T100">input</text:span><text:span text:style-name="T64"> == </text:span><text:span text:style-name="T82">null</text:span><text:span text:style-name="T64">)</text:span></text:p>
      <text:p text:style-name="P52"><text:span text:style-name="T4"><text:s text:c="12"/></text:span><text:span text:style-name="T82">throw</text:span><text:span text:style-name="T64"> </text:span><text:span text:style-name="T82">new</text:span><text:span text:style-name="T64"> Cancelled();</text:span></text:p>
      <text:p text:style-name="P52"><text:soft-page-break/><text:span text:style-name="T4"><text:s text:c="8"/></text:span><text:span text:style-name="T82">else</text:span></text:p>
      <text:p text:style-name="P52"><text:span text:style-name="T4"><text:s text:c="12"/></text:span><text:span text:style-name="T81">r</text:span><text:span text:style-name="T82">eturn</text:span><text:span text:style-name="T64"> Integer.</text:span><text:span text:style-name="T55">parseInt</text:span><text:span text:style-name="T64">(</text:span><text:span text:style-name="T100">input</text:span><text:span text:style-name="T64">);</text:span></text:p>
      <text:p text:style-name="P31"><text:s text:c="4"/>}</text:p>
      <text:p text:style-name="P26"/>
      <text:p text:style-name="P51"><text:span text:style-name="T32"><text:tab/></text:span><text:span text:style-name="T36">Dans la classe </text:span><text:span text:style-name="T34">Simulation</text:span></text:p>
      <text:p text:style-name="P36"/>
      <text:p text:style-name="P50"><text:span text:style-name="T30"><text:s text:c="5"/></text:span><text:span text:style-name="T82">public</text:span><text:span text:style-name="T64"> </text:span><text:span text:style-name="T82">static</text:span><text:span text:style-name="T64"> </text:span><text:span text:style-name="T82">final</text:span><text:span text:style-name="T64"> </text:span><text:span text:style-name="T82">int</text:span><text:span text:style-name="T64"> </text:span><text:span text:style-name="T124">BILL_MODE</text:span><text:span text:style-name="T64"> = 4;</text:span></text:p>
      <text:p text:style-name="P30"/>
      <text:p text:style-name="P51"><text:span text:style-name="T32"><text:tab/></text:span><text:span text:style-name="T36">Dans la classe </text:span><text:span text:style-name="T34">SimClavier</text:span></text:p>
      <text:p text:style-name="P34"/>
      <text:p text:style-name="P52"><text:span text:style-name="T4"><text:tab/></text:span><text:span text:style-name="T43">Les méthodes </text:span><text:span text:style-name="T44">digitKeyPressed(</text:span><text:span text:style-name="T95">int</text:span><text:span text:style-name="T44"> </text:span><text:span text:style-name="T106">digit</text:span><text:span text:style-name="T44">), enterKeyPressed(), clearKeyPressed() et <text:tab/>cancelKeyPressed() ont été modifiés pour prendre en compte le nouveau mode</text:span><text:span text:style-name="T25"> </text:span><text:span text:style-name="T130">BILL_MODE.</text:span></text:p>
      <text:p text:style-name="P31"/>
      <text:p text:style-name="P52"><text:span text:style-name="T4"><text:s text:c="3"/></text:span><text:span text:style-name="T65"><text:s/></text:span><text:span text:style-name="T82">private</text:span><text:span text:style-name="T64"> </text:span><text:span text:style-name="T82">static</text:span><text:span text:style-name="T64"> </text:span><text:span text:style-name="T82">final</text:span><text:span text:style-name="T64"> </text:span><text:span text:style-name="T82">int</text:span><text:span text:style-name="T64"> </text:span><text:span text:style-name="T124">BILL_MODE</text:span><text:span text:style-name="T64"> = Simulation.</text:span><text:span text:style-name="T124">BILL_MODE</text:span><text:span text:style-name="T64">;</text:span></text:p>
      <text:p text:style-name="P32"/>
      <text:p text:style-name="P51"><text:span text:style-name="T4"><text:tab/></text:span><text:span text:style-name="T36">Dans la classe </text:span><text:span text:style-name="T34">BanqueSimulee</text:span></text:p>
      <text:p text:style-name="P26"/>
      <text:p text:style-name="P52"><text:span text:style-name="T22"><text:tab/></text:span><text:span text:style-name="T41">Ajout d'un constructeur qui initialize un HashMap dont la clé est le numéro de compte et la <text:tab/>valeur <text:tab/>est un HashMap dont la clé est le numéro de la facture et la valeur est le montant de la <text:tab/>facture.</text:span></text:p>
      <text:p text:style-name="P37"/>
      <text:p text:style-name="P52"><text:span text:style-name="T77"><text:s text:c="4"/></text:span><text:span text:style-name="T93">public</text:span><text:span text:style-name="T77"> Etat handleMessage(Message </text:span><text:span text:style-name="T105">message</text:span><text:span text:style-name="T77">, Balances </text:span><text:span text:style-name="T105">balances</text:span><text:span text:style-name="T77">)</text:span></text:p>
      <text:p text:style-name="P31"><text:s text:c="4"/>{ <text:s text:c="6"/></text:p>
      <text:p text:style-name="P52"><text:span text:style-name="T41"><text:tab/></text:span><text:span text:style-name="T23">(…)</text:span></text:p>
      <text:p text:style-name="P27"/>
      <text:p text:style-name="P52"><text:span text:style-name="T77"><text:s text:c="12"/></text:span><text:span text:style-name="T94">case</text:span><text:span text:style-name="T78"> Message.</text:span><text:span text:style-name="T129">BILL_PAYEMENT</text:span><text:span text:style-name="T78">:</text:span></text:p>
      <text:p text:style-name="P31"><text:s text:c="16"/></text:p>
      <text:p text:style-name="P52"><text:span text:style-name="T4"><text:s text:c="12"/><text:tab/></text:span><text:span text:style-name="T82">return</text:span><text:span text:style-name="T64"> billPayement(</text:span><text:span text:style-name="T100">message,balance</text:span><text:span text:style-name="T64">);</text:span></text:p>
      <text:p text:style-name="P31"><text:s text:c="12"/><text:tab/></text:p>
      <text:p text:style-name="P32"/>
      <text:p text:style-name="P27"><text:tab/>(…)</text:p>
      <text:p text:style-name="P27"><text:s text:c="4"/>}</text:p>
      <text:p text:style-name="P27"/>
      <text:p text:style-name="P52"><text:span text:style-name="T79"><text:s text:c="5"/></text:span><text:span text:style-name="T93">private</text:span><text:span text:style-name="T77"> Etat billPayement(Message </text:span><text:span text:style-name="T105">message</text:span><text:span text:style-name="T77">) { </text:span></text:p>
      <text:p text:style-name="P27"><text:tab/></text:p>
      <text:p text:style-name="P53"><text:span text:style-name="T42"><text:tab/>Voir code source, cette m</text:span><text:span text:style-name="T45">éthode retourne un new Failure() si le numéro de compte est <text:tab/>invalide ou que le numéro de la facture n'existe pas pour l'utilisateur en question ou qu'il n'y a <text:tab/>pas assez d'argents sur le compte ou que le montant entré <text:tab/>dépasse le montant de la facture. Elle <text:tab/>met à jour les balances et le montant restant à payer pour la facture <text:s/>et retourne new Success() <text:tab/>sinon.</text:span><text:span text:style-name="T42"><text:tab/></text:span><text:span text:style-name="T77"><text:tab/></text:span></text:p>
      <text:p text:style-name="P28"><text:s text:c="5"/></text:p>
      <text:p text:style-name="P27"><text:tab/>}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language="en" fo:country="CA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footer>
        <text:p text:style-name="Footer"><text:tab/><text:tab/><text:span text:style-name="MT1">Page </text:span><text:page-number text:select-page="current">8</text:page-number>/<text:page-count>8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sd dasd</meta:initial-creator>
    <meta:creation-date>2015-11-20T15:13:49.07</meta:creation-date>
    <dc:date>2015-12-08T14:18:12.06</dc:date>
    <dc:creator>asd dasd</dc:creator>
    <meta:editing-duration>P3DT6H25M53S</meta:editing-duration>
    <meta:editing-cycles>260</meta:editing-cycles>
    <meta:generator>OpenOffice/4.1.2$Win32 OpenOffice.org_project/412m3$Build-9782</meta:generator>
    <meta:document-statistic meta:table-count="1" meta:image-count="0" meta:object-count="0" meta:page-count="8" meta:paragraph-count="232" meta:word-count="1658" meta:character-count="12859"/>
  </office:meta>
</office:document-meta>
</file>